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5.86836mm" fo:page-width="112.78922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cdd7e2" draw:opacity="100.0%" draw:stroke="none"/>
    </style:style>
  </office:automatic-styles>
  <office:body>
    <office:drawing>
      <draw:page draw:master-page-name="Default" draw:name="page1" draw:style-name="DP1">
        <draw:g draw:id="Layer_1">
          <draw:path svg:d="M 1103.4182 374.20016 C 1104.4766 373.77686 1105.0057 373.37997 1105.0057 373.08893 C 1105.0057 371.23685 1104.2649 372.2687 1103.4182 374.20016 z M 3785.6316 3506.3904 C 3785.6316 3506.3904 3735.096 3495.86 3732.9001 3489.5364 C 3730.81 3483.2393 3644.3708 3407.357 3642.386 3409.4736 C 3640.137 3411.5374 3606.4294 3375.607 3602.196 3386.2695 C 3598.0684 3396.7998 3532.6633 3396.7998 3532.6633 3396.7998 L 3463.1045 3379.8137 C 3463.1045 3379.8137 3433.6829 3401.0334 3439.9534 3392.4873 C 3446.2769 3384.0735 3442.0435 3333.5117 3439.9534 3342.005 C 3437.8633 3350.3394 3334.5168 3297.6873 3334.5168 3297.6873 L 3298.6128 3329.305 L 3298.6128 3289.2468 L 3243.95 3255.5654 L 3250.3264 3211.2742 L 3224.847 3190.1868 C 3224.847 3190.1868 3220.746 3196.484 3218.6294 3192.3035 C 3216.539 3188.1233 3201.7488 3103.8003 3201.7488 3103.8003 L 3121.58 3038.4219 L 3024.716 3034.1885 L 2936.1335 2985.5845 L 2917.1628 2941.3992 C 2917.1628 2941.3992 2866.548 2918.301 2866.548 2911.9512 C 2866.548 2905.654 2851.943 2909.8872 2847.6038 2907.6912 C 2843.5027 2905.6538 2845.6196 2884.6194 2845.6196 2884.6194 L 2822.2568 2865.5166 L 2813.9224 2859.8545 L 2793.3113 2853.6104 L 2780.6907 2835.989 C 2780.6907 2835.989 2826.543 2815.5103 2821.807 2817.151 C 2817.1768 2818.6326 2719.1223 2832.8408 2719.1223 2832.8408 L 2709.6501 2851.7583 L 2663.7715 2828.1047 L 2586.328 2823.3157 C 2586.328 2823.3157 2530.8975 2801.2495 2532.4849 2794.9524 C 2534.1519 2788.6025 2515.1284 2764.8958 2515.1284 2764.8958 S 2502.4814 2794.9524 2499.3064 2798.1008 C 2496.1843 2801.2495 2456.7083 2834.4546 2456.7083 2834.4546 L 2459.751 2885.1223 L 2432.9224 2856.5474 L 2451.9458 2829.6655 C 2451.9458 2829.6655 2451.9458 2796.5134 2451.9458 2791.7773 C 2451.9458 2786.9355 2475.6526 2775.9553 2475.6526 2775.9553 L 2466.154 2755.4766 C 2466.154 2755.4766 2437.7644 2763.3608 2437.7644 2768.1235 C 2437.7644 2772.833 2399.823 2794.9521 2399.823 2794.9521 L 2353.918 2812.3088 L 2333.3862 2812.3088 C 2333.3862 2812.3088 2312.8809 2845.4346 2307.9863 2847.1016 C 2303.303 2848.7156 2304.9963 2878.7986 2304.9963 2878.7986 S 2254.276 2935.5781 2251.1008 2929.281 C 2247.9521 2922.984 2194.3213 2878.7986 2194.3213 2878.7986 L 2130.9536 2886.5774 L 2094.6528 2905.6274 L 2050.3616 2875.5706 L 2015.6216 2821.8337 L 2018.876 2758.6248 L 2037.7936 2688.96 L 2045.6781 2643.2136 L 1998.2383 2608.3416 C 1998.2383 2608.3416 1901.8242 2616.2527 1901.8242 2611.5166 C 1901.8242 2606.8599 1849.5691 2613.1836 1851.2094 2608.3416 C 1852.7175 2603.6584 1870.18 2573.6284 1870.18 2568.8127 C 1870.18 2564.0503 1882.8801 2527.7493 1882.8801 2527.7493 L 1903.4384 2486.686 L 1930.2935 2407.787 L 1946.0363 2380.7732 L 1867.0581 2376.0635 L 1819.5919 2395.0078 L 1792.7367 2474.1182 L 1658.3284 2510.4453 L 1625.1495 2485.1777 C 1625.1495 2485.1777 1621.9746 2499.4124 1623.6678 2491.5012 C 1625.1495 2483.6167 1582.5251 2428.1865 1582.5251 2428.1865 L 1561.9406 2350.8223 C 1561.9406 2350.8223 1615.7568 2191.0403 1614.0635 2194.2947 C 1612.5026 2197.3901 1615.7568 2135.6895 1615.7568 2135.6895 L 1784.8784 2025.0938 L 1849.622 2034.5658 L 1865.4176 2050.3616 L 1905.0258 2043.9321 L 1944.528 2004.4829 L 1995.0376 2010.8333 L 2043.9855 2001.3876 L 2074.095 2034.6191 L 2118.254 2017.2625 L 2141.9873 2042.6096 L 2156.3276 2058.2996 L 2156.3276 2085.2605 L 2145.268 2110.5017 L 2156.3276 2167.44 L 2187.919 2211.7578 L 2208.4504 2219.616 L 2233.7449 2150.0835 L 2228.9558 2085.2605 L 2217.9226 2032.9525 L 2217.9226 1995.0378 L 2282.7986 1916.1654 L 2366.4863 1855.9991 L 2432.8967 1818.058 L 2491.3962 1754.849 L 2488.2476 1694.762 L 2513.674 1690.079 L 2538.73 1636.3685 L 2564.0505 1639.3319 L 2613.1572 1577.7369 L 2695.2576 1549.3737 L 2745.9517 1539.928 L 2761.7737 1522.5449 L 2742.803 1506.7493 L 2782.2788 1448.144 L 2907.215 1399.1432 L 2983.1504 1377.024 L 2921.3967 1416.5792 L 2934.0437 1446.5565 L 2979.896 1433.9358 L 3013.1277 1413.4305 L 3100.0435 1389.7504 C 3100.0435 1389.7504 3120.7073 1354.9047 3117.453 1362.8158 C 3114.4102 1370.7003 3161.7708 1354.9047 3161.7708 1354.9047 L 3152.325 1335.8811 L 3155.4736 1310.6134 L 3130.2324 1320.1119 L 3092.1057 1361.2018 L 3030.537 1358.1855 L 3002.1475 1315.4025 L 3029.0027 1279.0487 C 3029.0027 1279.0487 3055.8313 1225.2853 3054.2703 1228.5397 C 3052.6565 1231.6089 3011.646 1215.8397 3011.646 1215.8397 L 2949.945 1237.8795 C 2943.6482 1237.8795 2885.1487 1272.6986 2886.6833 1267.9891 C 2888.297 1263.253 2856.6267 1285.3723 2856.6267 1285.3723 L 2937.2185 1220.6552 L 2970.4766 1215.8398 L 3008.4443 1180.9941 L 3190.2395 1180.9941 L 3251.914 1168.3206 L 3334.0671 1124.1086 L 3340.4963 1132.0461 L 3305.6772 1165.172 L 3262.9734 1209.4633 L 3221.7778 1253.6486 L 3201.2727 1280.5833 L 3266.0955 1283.7317 C 3266.0955 1283.7317 3316.631 1285.0017 3321.4463 1283.7317 C 3327.7698 1282.1442 3329.3308 1305.8245 3329.3308 1305.8245 L 3356.1597 1286.8802 L 3370.4736 1323.234 L 3417.94 1286.8802 L 3403.626 1245.764 L 3416.3525 1207.7434 L 3361.0017 1209.4366 L 3361.0017 1188.852 C 3361.0017 1188.852 3340.4963 1165.1454 3338.8826 1168.2675 C 3337.2422 1171.4689 3370.4739 1141.4652 3368.8599 1144.6138 C 3367.2988 1147.7887 3354.5725 1128.8446 3354.5725 1128.8446 L 3392.646 1081.2725 L 3373.7017 1027.615 L 3367.2725 1000.8127 L 3318.2454 977.0796 L 3300.8887 953.32 L 3278.6902 935.9634 L 3296.1528 894.8207 L 3288.2153 864.81696 C 3288.2153 864.81696 3274.0598 766.7624 3272.4724 769.88446 C 3270.8054 773.08594 3205.9563 823.70074 3205.9563 823.70074 L 3139.6782 856.9589 L 3104.7795 826.9023 L 3108.0605 787.2677 L 3138.0908 758.85144 L 3088.9841 743.05585 L 3085.8354 730.40875 C 3085.8354 730.40875 3041.5972 686.1439 3038.4749 689.266 C 3035.2998 692.5469 3024.2402 703.60645 3024.2402 703.60645 L 2919.8623 693.9756 L 2883.535 757.2639 L 2875.6504 790.4427 C 2875.6504 790.4427 2818.4739 847.64557 2811.4888 852.0641 C 2815.6692 850.847 2842.4187 877.46405 2842.4187 877.46405 L 2818.6326 934.2701 L 2728.542 986.4459 L 2684.3564 992.8488 C 2684.3564 992.8488 2657.422 1090.9299 2659.0095 1097.2006 C 2660.5706 1103.577 2622.6821 1120.8542 2622.6821 1120.8542 L 2595.8005 1139.8513 L 2584.688 1105.138 C 2584.688 1105.138 2572.57 1078.5737 2567.7546 1071.8534 C 2574.819 1074.7639 2600.4836 1078.1769 2600.4836 1078.1769 L 2605.299 1055.9784 L 2579.952 1057.6188 L 2591.0645 1021.2386 L 2614.7712 981.7892 L 2532.5122 975.43915 L 2513.7268 953.267 L 2472.505 946.917 L 2469.2505 929.48096 L 2440.8079 912.15076 L 2405.9885 896.3551 L 2368.1267 901.0912 L 2366.5127 867.9654 L 2375.9583 836.3479 L 2338.0964 830.0508 C 2338.0964 830.0508 2404.5068 761.99994 2402.9192 765.175 C 2401.2258 768.3235 2589.371 671.8035 2589.371 671.8035 L 2611.5696 648.2027 L 2647.8704 644.94836 L 2726.9014 608.67395 L 2786.9883 567.58417 L 2793.3118 570.7592 L 2747.5654 613.41003 L 2734.9182 629.1263 L 2698.538 646.5623 L 2731.7698 651.2719 L 2726.9277 670.32184 L 2763.3608 663.97186 L 2799.6619 633.9152 L 2828.2368 643.4931 L 2840.9104 657.5954 L 2880.3596 656.0079 L 2878.7722 626.00415 L 2817.2036 581.7923 L 2802.8103 567.5841 L 2796.5662 551.7356 L 2823.342 555.0165 L 2845.6465 573.96063 L 2869.3 550.14813 L 2916.7134 543.9304 L 2964.1267 510.5929 L 2961.0576 490.0877 L 2997.3584 455.34793 L 2973.5723 430.10666 L 3036.8606 428.51917 L 3092.079 430.10666 C 3092.079 430.10666 3119.04 417.48602 3123.8027 425.3706 C 3128.5652 433.2552 3169.6284 463.23245 3169.6284 463.23245 L 3153.8328 477.46704 L 3088.9304 485.45746 L 3073.135 516.96936 L 3120.6804 523.37225 L 3156.9548 485.45746 L 3196.4307 482.256 L 3202.7805 520.11786 C 3202.7805 520.11786 3158.5688 545.46497 3152.2717 547.026 C 3145.9482 548.7193 3119.0137 561.23413 3119.0137 561.23413 L 3117.4263 589.7827 L 3074.749 594.4658 L 3030.5107 586.63416 L 3010.0054 588.16876 L 2976.7473 614.9975 L 3003.629 638.70416 C 3003.629 638.70416 3043.184 622.90857 3049.4812 618.199 S 3076.3364 603.9379 3081.0461 611.90186 C 3085.782 619.78644 3112.5845 641.90564 3112.5845 641.90564 L 3134.889 684.7152 L 3155.4204 690.98584 L 3218.5767 711.5175 C 3218.5767 711.5175 3262.8943 722.6036 3262.8943 725.69916 C 3262.8943 728.8742 3258.2642 698.8704 3258.2642 698.8704 L 3224.8472 659.3152 C 3224.8472 659.3152 3223.392 648.2556 3234.3193 651.32477 C 3245.5112 654.4733 3272.4194 678.1271 3272.4194 678.1271 C 3277.0762 679.71454 3308.7468 698.844 3308.7468 698.844 L 3321.3672 664.0248 L 3349.7834 646.61523 L 3338.8032 626.0571 L 3322.9546 608.72687 L 3305.5981 588.16876 L 3307.1326 564.4885 C 3307.1326 564.4885 3311.895 561.2077 3316.631 558.165 C 3321.3408 555.0429 3335.5754 543.95685 3338.7769 550.17456 C 3341.8723 556.4981 3373.6223 597.6408 3373.6223 597.6408 L 3403.5203 603.91144 L 3417.8342 580.25775 C 3417.8342 580.25775 3457.2834 575.46875 3457.2834 577.0827 C 3457.2834 578.67017 3460.4585 558.13855 3460.4585 558.13855 L 3496.8652 548.69293 L 3444.6895 502.7083 L 3416.273 488.44727 L 3394.048 494.79727 L 3373.6487 471.0906 L 3395.715 450.61185 L 3405.2664 422.08978 L 3379.9458 396.82205 L 3340.417 388.93747 L 3330.8389 368.3 C 3330.8389 368.3 3297.7131 363.5904 3292.9507 366.68604 C 3288.1616 369.96686 3264.4817 338.29623 3264.4817 338.29623 L 3243.9236 311.4675 C 3240.722 309.85355 3229.6887 298.71457 3223.3918 300.38147 C 3216.9624 301.96896 3150.6577 303.53 3150.6577 303.53 L 3134.8623 308.2925 L 3114.357 292.4175 L 3032.0715 313.02856 L 2989.447 346.23376 C 2989.447 346.23376 2986.3252 327.23666 2989.447 322.5271 C 2992.516 317.79108 3022.573 300.40793 3027.3354 297.2594 C 3032.0715 294.11084 2991.008 292.44397 2991.008 292.44397 S 2915.0728 317.79108 2911.9243 322.5271 C 2908.7756 327.2367 2850.2498 373.06253 2850.2498 373.06253 L 2851.943 411.03024 L 2905.6272 418.99417 L 2926.159 423.6244 L 2911.9243 436.3509 L 2900.891 460.0311 L 2866.1511 479.00174 L 2823.3682 510.56656 L 2787.0144 524.7747 L 2780.744 499.53345 L 2812.335 480.56284 C 2812.335 480.56284 2806.0115 441.1135 2802.8364 444.23557 C 2799.6877 447.41058 2766.5356 442.67453 2764.9216 447.41058 C 2763.3872 452.1731 2766.5356 417.4333 2766.5356 417.4333 L 2764.9216 384.17517 L 2757.0374 358.80164 C 2757.0374 358.80164 2783.9453 336.70892 2788.602 335.1479 C 2793.3645 333.56036 2843.953 330.38538 2843.953 330.38538 L 2924.598 284.55954 L 2858.161 281.46393 C 2858.161 281.46393 2796.5923 282.97205 2793.3645 289.37497 C 2790.1895 295.69852 2749.1792 338.32288 2749.1792 338.32288 L 2723.8586 357.29352 L 2640.065 409.54874 L 2636.8635 445.84955 L 2602.1235 439.55243 L 2576.8823 434.78995 L 2513.7263 460.05765 L 2513.7263 494.82385 L 2398.1296 501.2268 C 2398.1296 501.2268 2342.8848 493.2364 2342.8848 485.43118 C 2342.8848 477.44077 2322.353 461.67157 2316.056 461.67157 C 2309.6267 461.67157 2238.5066 483.79074 2238.5066 483.79074 L 2235.358 505.88342 L 2153.1519 501.22675 C 2153.1519 501.22675 2085.207 513.768 2086.7944 507.52386 C 2088.3818 501.22675 2050.3877 504.3224 2050.3877 504.3224 L 2107.2996 479.02823 L 2067.8503 460.0576 L 1996.598 449.02448 L 1946.0625 433.22885 L 1889.2563 441.1399 L 1882.9329 417.45966 L 1832.2386 437.93842 L 1818.004 404.73322 L 1783.2642 420.58176 C 1783.2642 420.58176 1653.6448 447.43692 1647.2948 448.998 C 1641.0242 450.61197 1609.433 436.3509 1609.433 436.3509 L 1569.7719 455.29504 L 1493.9952 460.0311 L 1463.8856 437.93842 L 1402.2643 425.3178 L 1334.2664 428.46634 L 1207.7161 407.8553 C 1207.7161 407.8553 1135.0615 396.7957 1139.7975 395.12885 C 1144.5336 393.54132 1100.3481 382.48175 1100.3481 382.48175 S 1102.1208 377.21655 1103.4967 374.1474 C 1087.9921 380.70908 964.3788 401.42593 964.3788 401.42593 L 798.4321 455.26865 L 689.31793 477.36133 C 689.31793 477.36133 692.4665 505.80405 694.0011 510.5136 C 695.61505 515.3555 705.08716 546.8938 705.08716 546.8938 L 675.0834 553.21735 L 643.3334 553.21735 L 659.2877 531.1247 L 497.86545 575.36304 L 501.17276 592.74615 L 490.0338 613.3043 L 540.62213 618.04034 L 583.35236 622.7764 C 583.35236 622.7764 607.059 608.5948 607.059 613.3308 S 594.4119 654.3412 594.4119 654.3412 L 545.43756 657.5162 C 542.289 652.78015 516.94196 659.18304 516.94196 659.18304 S 483.6838 679.58246 482.12277 674.9787 C 480.53528 670.2426 415.81818 686.03827 415.81818 686.03827 L 341.41733 728.742 L 313.02756 771.3928 L 309.879 802.95764 L 365.20337 793.56494 L 333.53275 836.29517 L 369.91296 834.6283 C 369.91296 834.6283 412.64316 834.6283 415.79172 841.0577 C 418.99316 847.3812 437.8844 844.23267 437.8844 847.3812 C 437.8844 850.58264 61.646927 995.97125 58.445488 991.2616 C 55.271454 986.41956 0.0 1016.5026 0.0 1016.5026 S 72.62812 1003.88196 77.46999 1003.88196 C 82.17958 1003.88196 189.62686 978.53485 189.62686 978.53485 L 240.24165 964.30035 C 240.24165 964.30035 349.35583 932.7091 350.811 927.9466 C 352.425 923.15765 428.3604 883.65533 433.09644 883.65533 C 437.85892 883.65533 463.12665 872.6222 464.76706 878.9723 C 466.27518 885.26935 573.8283 850.5825 573.8283 850.5825 S 611.7166 823.62146 608.64746 818.88544 C 605.36664 814.14935 583.30035 801.5023 589.6239 799.9677 C 595.921 798.35376 652.7535 790.38983 652.7535 790.38983 S 738.18744 755.6765 736.6264 760.3596 C 735.03894 765.14856 649.6843 822.11334 649.6843 822.11334 L 771.4456 798.35376 L 820.4994 777.74274 C 820.4994 777.74274 861.56274 758.7986 858.4141 763.5611 C 855.23914 768.2971 905.8539 782.4788 905.8539 787.2148 S 1011.7137 807.8258 1011.7137 807.8258 L 1043.3578 855.2656 L 1036.9548 916.8606 L 1033.8328 994.4099 L 1090.7183 988.0599 L 1076.563 1038.6217 L 1079.8175 1122.4681 C 1079.8175 1122.4681 1082.8602 1152.4719 1082.8602 1157.208 C 1082.8602 1161.944 1038.5955 1147.7623 1038.5955 1147.7623 S 1032.2454 1184.0897 1036.9814 1188.7992 C 1041.9027 1193.5353 1093.9991 1245.711 1093.9991 1245.711 L 1076.5895 1267.8832 L 1036.9813 1365.8849 L 943.71564 1473.3322 L 927.9729 1531.9637 L 882.0941 1582.4728 L 890.0052 1618.853 C 890.0052 1618.853 877.3581 1644.2001 880.6389 1647.3221 C 883.6817 1650.4442 902.70514 1822.7938 902.70514 1822.7938 L 969.1421 1863.8572 L 986.4722 1895.5013 L 995.9708 2025.1207 L 1024.3607 2083.5938 L 992.79584 2105.7393 L 1029.1232 2156.2217 L 1043.3843 2157.8887 L 1071.9327 2191.0144 L 1060.7937 2235.3323 L 1090.771 2259.0122 L 1119.2931 2303.3037 L 1124.0557 2325.3962 L 1150.9636 2298.5676 L 1124.0557 2243.2432 C 1124.0557 2243.2432 1105.085 2202.0476 1106.6725 2192.6812 C 1108.26 2183.1562 1081.4313 2112.0095 1081.4313 2112.0095 S 1056.0048 2058.22 1059.2592 2053.5103 C 1062.3284 2048.7214 1040.1826 2017.2095 1040.1826 2017.2095 L 1051.3217 1952.413 L 1097.174 1961.8851 C 1097.174 1961.8851 1105.085 2021.8397 1105.085 2028.2692 C 1105.085 2034.5663 1116.171 2072.534 1116.171 2072.534 L 1176.205 2156.195 L 1166.7859 2198.9517 L 1282.1178 2336.4558 L 1280.5303 2391.833 L 1263.1206 2418.6353 L 1272.5928 2456.6558 L 1369.0863 2527.776 L 1384.8555 2524.654 L 1413.2717 2553.123 L 1517.5706 2605.3254 L 1569.7728 2617.9988 L 1631.5265 2598.975 L 1671.0023 2617.9988 L 1731.0894 2687.5312 L 1792.7373 2703.274 L 1855.8933 2725.4988 L 1886.0823 2725.4988 L 1893.9934 2761.7732 C 1893.9934 2761.7732 1922.436 2798.18 1928.7598 2802.916 C 1935.0304 2807.652 1930.3472 2848.7947 1930.3472 2848.7947 L 1957.1759 2862.9233 L 1988.8201 2896.1816 L 2009.3518 2915.2317 L 2031.5502 2940.473 L 2045.7319 2931.001 L 2074.201 2938.859 L 2115.2114 2976.8794 L 2142.0933 2960.978 L 2134.3674 2931.0007 L 2159.4497 2905.733 L 2181.6482 2905.733 L 2205.408 2924.6506 L 2203.794 2946.7961 L 2232.2366 2992.622 L 2233.8506 3120.6802 L 2208.5564 3161.8494 L 2173.7107 3185.5562 L 2172.229 3223.3916 L 2135.796 3237.5999 L 2121.5876 3288.2146 L 2099.4158 3332.5059 L 2104.1519 3370.3943 L 2135.8223 3398.8633 L 2107.3003 3429.0525 L 2086.8213 3459.0034 L 2105.6335 3518.9583 C 2105.6335 3518.9583 2115.079 3549.0676 2115.079 3545.8662 C 2115.079 3542.7175 2145.268 3566.5303 2145.268 3566.5303 L 2200.566 3677.0469 L 2254.2234 3754.6492 C 2254.2234 3754.6492 2332.3018 3911.997 2333.8894 3913.2405 C 2357.4639 3930.5706 2529.4958 4054.4749 2529.4958 4054.4749 L 2558.8381 4208.33 L 2567.4106 4532.8945 L 2592.6519 4625.763 L 2582.0156 4813.3794 L 2573.6812 4851.2676 C 2573.6812 4851.2676 2607.3628 4910.2695 2607.3628 4918.7896 C 2607.3628 4927.203 2613.6597 5000.8896 2613.6597 5000.8896 L 2636.8108 5081.0054 L 2664.1953 5078.9414 L 2647.3413 5032.5864 L 2668.4817 5034.703 L 2683.113 5108.416 L 2685.2034 5137.8643 L 2668.4817 5123.127 L 2653.665 5137.8643 L 2643.1082 5150.5645 L 2664.1953 5169.6143 L 2653.6912 5198.93 L 2649.511 5236.9775 L 2679.012 5241.211 L 2700.0728 5258.0386 L 2679.012 5293.8633 C 2679.012 5293.8633 2809.61 5523.6274 2919.2537 5550.9585 C 3028.8967 5578.475 3060.488 5586.836 3060.488 5586.836 L 3106.9487 5561.5156 L 3121.5273 5542.5977 L 3024.6633 5508.8896 L 2950.8975 5428.6685 L 2936.0808 5386.5996 L 2959.2583 5369.799 L 2955.1045 5338.1016 C 2955.1045 5338.1016 2955.1045 5314.9507 2963.4126 5308.6533 C 2971.9321 5302.356 2988.7595 5270.712 2988.7595 5270.712 L 2963.4126 5258.0386 L 2921.3171 5215.943 L 2925.524 5167.339 L 2950.871 5152.7075 C 2950.871 5152.7075 2952.9084 5125.2173 2948.7544 5118.9204 C 2944.4417 5112.677 2955.078 5080.953 2961.4014 5078.889 C 2967.7778 5076.7197 2984.4731 5051.399 2984.4731 5051.399 L 2955.1042 5051.399 L 2938.2769 5045.155 L 2917.11 5011.5264 L 2917.11 4986.1265 L 2952.9346 4996.6567 L 2986.7747 4990.3066 L 3005.719 4962.922 C 3005.719 4962.922 2999.3955 4946.094 2997.3052 4939.7974 C 2995.1885 4933.5005 3001.512 4906.0366 3007.8093 4903.92 C 3014.1062 4901.9355 3052.021 4906.0366 3052.021 4906.0366 L 3123.7231 4887.119 C 3123.7231 4887.119 3151.1604 4838.568 3149.07 4830.1543 C 3146.9534 4821.7407 3146.9534 4794.3296 3146.9534 4794.3296 S 3146.9534 4775.412 3130.126 4773.163 C 3113.1663 4771.1255 3113.1663 4764.9077 3108.9592 4747.8423 C 3104.6729 4731.0415 3091.9995 4712.0703 3091.9995 4712.0703 L 3070.9915 4716.3037 L 3090.0151 4697.386 L 3132.1633 4728.898 L 3195.3457 4739.5605 L 3243.8704 4691.0093 L 3277.6313 4608.777 L 3292.342 4547.6313 L 3323.907 4547.6313 L 3357.5884 4486.5127 L 3370.315 4429.6274 L 3359.7844 4359.9893 L 3374.5217 4334.827 L 3484.086 4261.0347 L 3566.3713 4233.5977 L 3593.8877 4212.4307 C 3593.8877 4212.4307 3635.9036 4155.5986 3635.9036 4149.275 S 3652.8105 4060.6921 3652.8105 4060.6921 S 3671.7283 3963.8547 3669.5586 3957.5579 C 3667.5215 3951.1284 3673.845 3866.859 3669.5586 3864.7422 C 3665.3252 3862.6782 3671.7283 3839.3953 3671.7283 3839.3953 L 3751.844 3725.6243 L 3789.7854 3639.1055 C 3789.7854 3639.1055 3817.302 3594.8933 3813.0422 3586.48 C 3808.7563 3578.0396 3785.6316 3506.3904 3785.6316 3506.3904 z M 4619.228 420.58163 C 4619.228 420.58163 4631.9546 357.26688 4622.4824 350.9433 C 4612.878 344.64624 4660.424 306.705 4660.424 306.705 S 4729.877 275.06082 4733.052 265.66812 C 4736.2007 256.11667 4714.1074 259.15936 4714.1074 259.15936 L 4720.3784 211.79895 L 4764.722 196.00333 C 4764.722 196.00333 4739.481 158.00916 4733.0513 139.01207 C 4726.8076 120.226654 4808.987 110.648735 4808.987 110.648735 L 4954.428 44.26478 L 4780.5967 63.208946 L 4774.1675 41.1427 L 4590.732 0.0 L 4224.099 12.726458 L 4183.0625 34.845623 L 4056.4062 34.845623 L 3879.4268 50.667706 C 3879.4268 50.667706 3711.8662 72.733955 3702.3674 79.03104 C 3692.9482 85.40749 3721.3647 94.87958 3721.3647 94.87958 L 3718.216 117.0252 L 3512.6084 142.37228 L 3500.0405 164.49146 C 3500.0405 164.49146 3522.1333 186.58415 3525.2817 189.75916 C 3528.3774 192.9077 3613.811 211.85187 3613.811 211.85187 L 3715.0142 224.49893 C 3715.0142 224.49893 3771.9521 249.81955 3781.3186 259.21228 C 3790.8965 268.68436 3787.8274 297.28583 3784.599 313.08145 C 3781.3186 328.9035 3771.9521 332.0256 3759.3315 350.99622 C 3746.6316 370.01978 3784.599 360.4683 3784.599 360.4683 L 3828.8904 382.561 C 3828.8904 382.561 3816.2434 382.561 3797.1934 385.84183 C 3778.1433 388.9904 3752.902 395.2081 3752.902 395.2081 L 3749.7537 430.1066 L 3813.0947 417.48596 L 3806.586 439.55225 L 3762.4006 449.02432 L 3718.216 502.7083 L 3715.0144 603.88495 L 3724.46 689.2395 L 3749.754 758.82495 L 3790.8965 765.1485 L 3838.3362 793.6177 L 3901.6511 790.3898 L 3964.7808 705.06165 L 4031.1382 641.82623 L 4050.1353 607.06 L 4081.8323 588.11584 L 4151.2856 572.3467 L 4239.868 553.2967 C 4239.868 553.2967 4321.9683 499.5334 4331.5728 493.20984 C 4340.9653 486.91272 4568.613 417.45963 4568.613 417.45963 L 4619.228 420.58163 z M 4682.5693 651.2983 L 4771.0986 622.882 L 4789.9634 588.1423 L 4755.303 559.726 L 4593.96 578.67017 L 4546.5464 550.14813 L 4489.714 581.8188 C 4489.714 581.8188 4518.1304 594.4659 4527.6025 600.76294 C 4537.0747 607.0865 4556.045 594.4658 4556.045 594.4658 L 4556.045 622.90857 C 4556.045 622.90857 4606.634 651.32477 4600.2305 660.8762 C 4593.9604 670.32184 4682.5693 651.2983 4682.5693 651.2983 z M 4838.488 1082.3044 L 4820.5757 1093.9991 L 4815.284 1114.0809 L 4831.1064 1123.5265 L 4856.427 1128.7917 L 4882.674 1122.4683 L 4904.9517 1109.8212 L 4911.1953 1103.5242 L 4948.105 1101.2488 L 4952.3115 1085.6118 L 4960.8315 1069.7369 L 4960.8315 1024.4138 L 4980.834 1012.7986 L 4974.405 983.3769 L 4942.866 976.0215 L 4917.5986 971.78815 L 4900.771 977.027 L 4891.1133 990.7059 C 4891.1133 990.7059 4875.5034 1007.5863 4878.5986 1004.3319 C 4881.853 1001.2892 4890.1606 1001.2892 4888.1763 1006.52795 C 4885.9805 1011.7668 4877.461 1017.0319 4877.461 1017.0319 L 4865.0254 1017.0319 L 4854.257 1010.7084 L 4838.541 1012.7986 L 4833.2227 1022.2971 L 4839.6787 1037.0609 L 4829.0156 1047.6443 L 4841.6626 1058.201 L 4854.257 1061.2438 L 4852.299 1076.0605 L 4838.488 1082.3044 z M 4963.8477 958.0297 C 4971.256 961.09894 4974.3516 965.41156 4973.32 968.5072 C 4972.3936 971.7881 4989.142 973.8518 4989.142 973.8518 L 5002.9004 970.72974 L 4993.428 985.467 C 4993.428 985.467 4995.492 994.9656 4998.6143 999.1989 C 5001.8687 1003.40576 5012.4253 999.1989 5012.4253 999.1989 S 5037.746 994.9656 5040.921 996.0239 C 5043.99 997.0293 5039.783 1006.5543 5039.783 1006.5543 L 5049.3613 1021.26514 C 5049.3613 1021.26514 5054.521 1042.3789 5055.579 1048.6495 C 5056.717 1055.0789 5047.1387 1052.83 5047.1387 1052.83 S 5027.295 1055.9785 5022.8765 1055.0525 C 5018.6694 1053.994 5010.335 1062.3285 5002.9795 1070.7157 C 4995.545 1079.3147 5004.0376 1076.0603 5004.0376 1076.0603 L 5019.701 1076.0603 C 5019.701 1076.0603 5020.9443 1086.5378 5021.9233 1090.9034 C 5022.876 1095.1104 5009.25 1099.2378 5005.1226 1098.1796 C 5000.916 1097.1742 4981.892 1106.6726 4981.892 1106.6726 L 4982.871 1122.4948 L 5006.128 1124.5848 L 5029.3584 1127.7599 L 5033.5654 1135.1152 C 5033.5654 1135.1152 5018.643 1138.2903 5014.515 1135.1152 C 5010.3086 1131.9668 4997.6616 1151.9692 4997.6616 1151.9692 L 4986.099 1164.6163 L 4961.758 1183.5605 L 4975.4365 1189.9105 L 4983.9033 1179.3271 L 5005.096 1180.3855 L 5028.1147 1177.237 C 5028.1147 1177.237 5041.9526 1160.383 5045.128 1160.383 C 5048.197 1160.383 5080.926 1159.3777 5080.926 1159.3777 S 5107.2783 1154.0859 5110.4272 1156.2026 S 5134.6895 1162.5792 5137.97 1163.5846 C 5141.066 1164.6165 5182.156 1151.9958 5182.156 1151.9958 S 5190.543 1138.3169 5192.633 1134.11 C 5194.8286 1129.9031 5181.1235 1125.6963 5177.975 1122.5212 S 5188.4526 1115.1659 5194.8286 1112.0173 C 5201.0996 1108.8688 5203.2163 1097.227 5206.4175 1092.0148 C 5209.4604 1086.8025 5202.158 1076.1133 5201.0996 1073.0442 C 5200.094 1069.7898 5185.3037 1070.7688 5181.123 1069.7898 C 5176.9165 1068.705 5159.004 1070.7687 5159.004 1070.7687 L 5159.9565 1049.7079 C 5159.9565 1049.7079 5110.427 982.292 5111.485 979.1435 C 5112.543 976.0743 5099.896 955.966 5094.631 954.98706 C 5089.3657 953.9287 5083.016 949.56305 5076.6924 941.1494 C 5070.422 932.7885 5085.133 922.17883 5085.133 922.17883 S 5102.992 903.2347 5105.1353 899.0542 C 5107.252 894.82086 5102.9653 882.2002 5099.8696 881.14197 C 5096.668 880.11005 5059.891 882.2003 5059.891 882.2003 S 5049.387 873.78656 5050.366 870.638 C 5051.451 867.33075 5061.9814 866.3518 5065.1826 866.3518 C 5068.173 866.3518 5087.2754 829.5483 5091.4824 828.4899 C 5095.663 827.35223 5088.281 817.95953 5088.281 817.95953 L 5073.5967 824.09784 L 5059.891 844.2591 C 5059.891 844.2591 5047.138 847.40765 5041.979 844.2591 C 5036.766 841.08405 5026.1304 844.2591 5021.9233 843.20074 C 5017.717 842.0101 5008.086 855.8478 5008.086 855.8478 S 4993.481 871.6434 4989.221 872.6753 C 4985.0146 873.73364 4970.2505 890.5875 4971.309 891.61945 C 4972.447 892.6778 4973.399 906.43616 4973.399 906.43616 S 4970.2505 911.62195 4964.9854 912.68036 C 4959.7466 913.7122 4969.166 931.6245 4969.166 931.6245 L 4981.9185 938.0274 C 4981.9185 938.0274 4974.4307 945.32996 4970.2505 944.3509 C 4965.9644 943.1866 4956.492 954.9341 4963.8477 958.0297 z M 9921.425 729.37683 C 9921.425 728.50366 9920.948 728.50366 9920.049 729.03284 C 9920.975 729.72076 9921.425 729.9589 9921.425 729.37683 z M 8627.348 2589.5034 C 8629.464 2586.3547 8658.912 2571.591 8659.944 2564.13 C 8661.056 2556.9067 8682.09 2632.763 8682.09 2632.763 L 8696.96 2685.4148 C 8696.96 2685.4148 8708.442 2723.3032 8712.676 2730.7114 C 8716.909 2738.1462 8723.127 2786.5916 8723.127 2790.825 C 8723.127 2795.0054 8736.99 2823.369 8730.614 2826.5964 C 8724.158 2829.745 8713.761 2827.6284 8715.7705 2831.8882 C 8717.994 2836.042 8723.1 2859.2727 8723.1 2863.638 C 8723.1 2867.792 8720.004 2896.1553 8717.994 2901.447 C 8715.7705 2906.7385 8714.846 2920.444 8714.846 2926.6619 C 8714.846 2933.0383 8718.867 2944.733 8718.867 2947.7756 C 8718.867 2951.0034 8722.121 2956.2422 8722.121 2956.2422 S 8726.407 2958.4119 8728.419 2953.0671 C 8730.588 2947.7756 8746.357 2945.7117 8748.553 2947.7756 C 8750.59 2949.945 8774.8 2978.282 8776.97 2986.828 C 8779.033 2995.189 8805.386 3036.3845 8808.481 3040.5647 C 8811.683 3044.7983 8825.441 3058.53 8816.843 3070.066 C 8808.481 3081.6545 8808.481 3083.7446 8809.619 3090.0417 C 8810.651 3096.3389 8813.853 3119.4897 8824.304 3132.2957 C 8834.967 3144.8633 8856.953 3169.099 8856.953 3169.099 S 8884.443 3188.2021 8888.677 3193.4673 C 8892.805 3198.6794 8923.391 3201.8281 8926.645 3214.4487 C 8929.661 3227.0693 8938.154 3239.8223 8938.154 3239.8223 S 8962.337 3247.1248 8962.337 3250.3792 C 8962.337 3247.7598 8962.178 3210.9563 8959.268 3205.9292 C 8956.172 3200.7961 8930.904 3149.0967 8927.623 3145.9746 C 8924.554 3142.7732 8919.289 3135.444 8922.437 3121.871 C 8925.585 3108.0068 8920.294 3072.1558 8920.294 3072.1558 L 8870.764 3013.1008 C 8870.764 3013.1008 8827.531 2970.9263 8826.499 2973.0957 C 8825.467 2975.1597 8792.711 2960.4224 8793.981 2947.7751 C 8794.828 2935.1545 8790.568 2903.5898 8781.123 2896.1814 C 8771.757 2888.8525 8763.316 2877.158 8755.935 2872.9775 C 8748.605 2868.6648 8753.871 2828.6597 8755.935 2823.3945 C 8757.972 2818.1294 8774.853 2771.8274 8773.874 2768.7317 C 8772.709 2765.583 8778.054 2722.3767 8778.054 2722.3767 S 8791.706 2704.2793 8794.855 2710.6555 C 8798.109 2716.9526 8812.794 2710.6555 8808.561 2729.6262 C 8804.381 2748.7292 8806.55 2760.318 8806.55 2760.318 L 8844.386 2752.857 L 8870.817 2780.3208 L 8889.841 2805.5356 L 8914.05 2820.3257 C 8914.05 2820.3257 8920.348 2848.8215 8923.495 2850.8057 C 8926.724 2853.0017 8942.492 2844.5088 8942.492 2844.5088 L 8966.728 2861.4949 C 8966.728 2861.4949 8952.97 2886.7097 8956.25 2893.139 C 8959.346 2899.436 8962.415 2921.5022 8962.415 2921.5022 L 8985.698 2902.5051 L 9015.279 2880.386 L 9030.017 2859.2988 L 9035.282 2843.5295 L 9077.351 2825.5115 L 9117.436 2788.655 L 9116.457 2710.6296 L 9103.783 2662.2107 L 9067.959 2611.596 L 8998.32 2542.0898 L 8971.042 2508.382 C 8971.042 2508.382 8952.019 2484.1462 8952.997 2477.8755 C 8954.081 2471.4463 8958.184 2437.8176 8958.184 2437.8176 L 8977.286 2419.8523 L 9014.222 2382.9695 C 9014.222 2382.9695 9039.489 2366.1155 9043.723 2370.2961 C 9047.902 2374.5295 9081.611 2373.4712 9082.695 2376.5933 C 9083.674 2379.7683 9088.093 2378.7627 9085.791 2385.0068 C 9083.675 2391.304 9086.823 2419.8262 9089.971 2423.001 C 9093.226 2426.176 9100.634 2429.245 9103.782 2430.3564 C 9106.746 2431.3618 9117.435 2427.1548 9118.52 2420.858 C 9119.6045 2414.5872 9117.436 2392.4153 9118.52 2387.1235 C 9119.6045 2381.8848 9121.668 2381.8848 9124.87 2380.8264 C 9128.018 2379.768 9143.734 2380.8264 9143.734 2380.8264 L 9160.694 2363.9724 L 9190.143 2374.503 L 9221.761 2347.039 C 9221.761 2347.039 9238.668 2343.97 9240.784 2346.0337 C 9242.848 2348.2297 9270.364 2324.9993 9270.364 2324.9993 L 9298.781 2318.6494 L 9323.996 2308.0923 C 9323.996 2308.0923 9334.526 2283.83 9334.526 2286.9521 C 9334.526 2290.1536 9395.725 2225.9128 9395.725 2225.9128 L 9415.728 2176.3562 L 9439.91 2105.7654 L 9454.647 2018.1885 L 9455.759 1992.9471 C 9455.759 1992.9471 9432.528 2011.8647 9429.433 2013.0027 C 9426.231 2013.9817 9407.313 2008.8223 9407.313 2008.8223 L 9421.998 1982.4169 C 9421.998 1982.4169 9430.465 1963.4725 9426.231 1962.4144 C 9421.998 1961.3296 9400.911 1955.059 9400.911 1955.059 S 9409.985 1934.3158 9411.336 1932.9663 C 9409.404 1932.9663 9374.665 1897.0887 9374.665 1897.0887 S 9328.23 1830.7047 9326.114 1835.9172 C 9323.998 1841.2087 9288.226 1810.6759 9284.944 1810.6759 C 9281.928 1810.6759 9279.759 1811.7078 9277.695 1805.4371 C 9275.579 1799.0873 9309.313 1754.8224 9310.346 1751.5415 C 9311.377 1748.4989 9340.825 1715.7434 9346.223 1716.8282 C 9351.355 1717.8866 9369.32 1718.9186 9369.32 1718.9186 S 9365.008 1697.8842 9361.912 1696.8258 C 9358.843 1695.794 9287.193 1689.4705 9287.193 1689.4705 S 9258.777 1706.3245 9257.692 1710.5312 C 9256.476 1714.738 9233.51 1712.6743 9233.51 1712.6743 L 9230.281 1688.4121 L 9201.681 1674.7332 L 9169.11 1663.1444 L 9170.222 1640.9988 C 9170.222 1640.9988 9190.145 1633.6698 9193.346 1631.3944 C 9196.494 1629.2777 9221.763 1616.763 9223.826 1606.1266 C 9225.942 1595.5698 9242.85 1578.7423 9245.019 1575.5673 C 9247.083 1572.4188 9260.735 1560.8301 9263.831 1562.9467 C 9267.085 1565.0369 9287.22 1579.8007 9284.972 1580.8589 C 9282.986 1581.8907 9269.282 1604.0892 9272.298 1610.307 C 9275.578 1616.7363 9290.315 1635.7334 9288.252 1638.8291 C 9286.188 1642.057 9279.785 1653.6458 9279.785 1653.6458 L 9295.607 1651.529 C 9295.607 1651.529 9315.609 1635.7334 9314.524 1633.6432 C 9313.493 1631.3678 9330.347 1613.5879 9333.495 1613.5879 S 9371.517 1606.1001 9372.416 1609.2487 C 9373.554 1612.4501 9408.347 1620.8374 9408.347 1620.8374 L 9414.696 1684.1786 C 9414.696 1684.1786 9499.02 1704.181 9499.02 1709.4729 C 9499.02 1714.7115 9489.494 1723.0989 9489.494 1723.0989 S 9488.436 1739.9792 9492.669 1742.1489 C 9496.85 1744.1597 9510.528 1755.7749 9513.757 1760.0613 C 9517.037 1764.2681 9523.281 1792.7902 9523.281 1792.7902 S 9511.745 1818.0315 9513.757 1821.2064 C 9515.82 1824.4078 9536.935 1843.3254 9536.935 1843.3254 L 9597.048 1820.148 C 9597.048 1820.148 9629.645 1794.8802 9629.645 1791.7318 C 9629.645 1788.5039 9594.931 1704.2076 9594.931 1704.2076 L 9514.762 1649.2802 L 9480.102 1620.8639 L 9528.52 1573.5034 L 9524.286 1532.4401 C 9524.286 1532.4401 9534.817 1492.2499 9536.934 1492.2499 C 9539.156 1492.2499 9568.578 1471.242 9568.578 1471.242 L 9602.26 1494.5518 L 9652.874 1462.8547 L 9681.344 1360.7256 L 9682.375 1227.8254 L 9637.052 1146.7042 C 9637.052 1146.7042 9616.017 1097.1742 9612.736 1097.1742 C 9609.588 1097.1742 9579.108 1049.6549 9579.108 1049.6549 L 9508.49 1018.1166 L 9477.852 1017.0582 L 9458.961 1048.623 L 9439.012 1024.4137 L 9411.601 975.9949 L 9414.696 1005.4694 C 9414.696 1005.4694 9418.93 1024.4136 9417.659 1028.6205 C 9416.866 1032.8273 9396.705 1002.268 9396.705 1002.268 S 9362.997 995.9974 9360.906 995.9974 C 9358.869 995.9974 9341.936 986.4195 9341.936 986.4195 S 9391.651 928.608 9387.338 930.6718 C 9383.158 932.73553 9395.752 856.906 9395.752 856.906 S 9413.638 821.0021 9414.67 823.1187 C 9415.754 825.26184 9484.123 815.7633 9484.123 815.7633 S 9609.562 813.726 9608.529 815.7633 C 9607.498 817.95935 9669.728 811.6358 9669.728 811.6358 S 9671.738 829.5481 9677.189 831.66473 C 9682.322 833.7285 9732.884 830.5271 9732.884 830.5271 L 9769.793 822.1398 L 9787.626 819.9702 C 9787.626 819.9702 9765.56 797.8775 9762.359 797.8775 C 9759.211 797.8775 9738.176 788.32605 9736.112 787.26776 C 9733.916 786.2094 9751.882 746.2573 9750.797 739.90735 C 9749.817 733.5574 9747.701 711.46466 9756.062 713.5813 C 9764.476 715.7244 9821.52 715.7244 9821.52 715.7244 S 9844.592 737.7642 9844.592 744.1142 C 9844.592 750.4113 9881.501 772.5304 9881.501 772.5304 S 9901.583 750.41125 9903.62 746.23083 C 9905.393 742.8706 9916.056 730.99084 9920.13 729.03296 C 9915.05 724.879 9898.487 703.05084 9898.487 703.05084 S 9916.32 682.969 9925.766 693.4994 C 9935.37 704.0563 9956.352 749.35297 9956.352 749.35297 S 9937.328 796.7398 9937.328 801.02606 C 9937.328 805.15356 9929.999 848.49225 9929.999 851.6938 C 9929.999 854.81586 9908.885 873.76 9908.885 873.76 S 9898.46 873.76 9898.46 879.02527 C 9898.46 884.26404 9913.065 912.68024 9913.065 912.68024 S 9918.516 945.4092 9921.479 947.39355 C 9924.707 949.6955 10030.143 1041.2413 10030.143 1041.2413 L 10098.591 1108.8159 L 10142.962 1145.6194 L 10155.529 1142.4973 C 10155.529 1142.4973 10166.14 1090.9036 10161.906 1092.888 C 10157.6455 1095.084 10140.766 1077.1716 10142.962 1074.0762 C 10144.999 1070.716 10149.205 1055.9521 10154.418 1057.0369 C 10159.789 1058.1746 10175.559 1061.2174 10175.559 1061.2174 L 10143.941 1021.21234 L 10154.418 999.1461 L 10178.761 1006.5015 L 10146.059 971.7617 L 10129.204 937.9744 C 10129.204 937.9744 10147.116 942.15485 10148.307 945.277 C 10149.233 948.63715 10168.283 931.7567 10161.934 930.619 C 10155.557 929.4549 10117.642 915.8023 10117.642 912.6273 C 10117.642 909.50525 10095.575 904.24 10094.358 899.9802 C 10093.405 895.7998 10098.618 878.9459 10095.575 878.9459 C 10092.427 878.9459 10059.75 864.2087 10059.75 864.2087 L 10038.531 867.2514 L 10026.942 844.2062 L 10033.239 826.2939 C 10033.239 826.2939 10013.052 797.6131 10011.227 795.7874 C 10012.841 797.2427 10056.258 780.65326 10060.386 778.88055 C 10060.175 779.5685 10080.918 777.16077 10082.743 785.0718 C 10084.939 793.5649 10094.332 802.0051 10094.332 802.0051 L 10116.583 780.9443 C 10116.583 780.9443 10132.353 767.186 10138.676 770.30804 C 10145.0 773.45654 10175.559 779.9124 10179.871 784.0399 C 10183.629 787.9028 10202.811 793.3532 10205.774 796.8193 C 10205.483 792.4007 10206.145 778.72174 10206.145 778.72174 L 10207.044 767.1595 L 10236.757 727.1545 C 10236.757 727.1545 10248.214 710.32697 10258.876 708.1045 C 10269.406 706.0937 10291.473 687.12305 10295.679 690.32446 C 10299.912 693.4201 10334.863 692.44116 10339.071 701.9132 C 10343.199 711.3588 10362.169 698.7382 10362.169 698.7382 S 10344.15 676.6455 10343.198 678.6828 C 10342.22 680.773 10284.116 655.4259 10280.994 656.5901 C 10277.793 657.5426 10238.926 633.3597 10238.926 633.3597 S 10218.791 625.97784 10217.838 625.97784 C 10216.807 625.97784 10233.527 617.5376 10239.825 615.42096 C 10246.201 613.35724 10260.991 593.32825 10260.991 593.32825 S 10253.662 579.6493 10249.376 575.41595 C 10245.116 571.23553 10272.581 574.3841 10282.026 578.591 S 10339.044 584.8881 10337.906 588.0631 C 10336.742 591.1852 10369.524 591.1852 10368.438 599.65186 C 10367.3545 608.09204 10380.027 610.12933 10384.261 614.3891 C 10388.494 618.62244 10428.525 624.91956 10430.695 625.97784 C 10432.627 627.0097 10472.685 622.8293 10472.685 629.0999 C 10472.685 635.4499 10485.385 628.0945 10485.385 628.0945 S 10479.088 597.5616 10471.706 599.6518 C 10464.244 601.742 10450.486 591.21155 10460.064 589.1478 C 10469.589 587.0576 10487.501 576.50073 10482.263 574.3841 C 10476.918 572.3204 10468.53 561.737 10455.884 556.4188 C 10443.289 551.1536 10392.674 539.6707 10387.409 541.6551 C 10382.197 543.85114 10303.06 524.7482 10297.953 524.7482 C 10292.555 524.7482 10265.171 517.47217 10265.171 517.47217 L 9995.375 444.7382 C 9995.375 444.7382 9827.814 426.85236 9828.794 423.598 C 9829.932 420.52884 9731.877 412.0357 9731.877 412.0357 L 9789.927 460.53384 L 9731.877 452.14655 C 9731.877 452.14655 9660.281 440.5578 9658.164 437.38278 C 9655.994 434.2607 9457.821 433.1759 9457.821 433.1759 L 9428.373 401.4259 C 9428.373 401.4259 9333.467 385.76257 9330.319 384.70425 C 9327.171 383.5401 9209.087 384.70425 9209.087 384.70425 L 9110.212 369.94052 C 9110.212 369.94052 9043.723 341.41843 9028.958 344.6199 C 9014.221 347.7949 8868.78 335.14783 8860.313 330.888 C 8851.952 326.6547 8794.062 335.12134 8794.062 335.12134 L 8841.236 370.97238 L 8763.396 368.8028 L 8685.397 367.718 L 8655.816 353.00717 L 8657.033 396.24008 C 8657.033 396.24008 8634.835 400.3411 8634.835 395.10236 C 8634.835 389.83716 8566.281 365.65424 8566.281 365.65424 S 8509.29 315.11884 8508.338 318.29382 C 8507.253 321.41592 8415.787 300.35507 8415.787 300.35507 L 8358.689 289.87756 C 8358.689 289.87756 8341.836 297.20654 8343.9 301.43988 C 8346.017 305.64676 8368.136 320.38403 8364.987 323.53256 C 8361.839 326.65466 8327.152 320.38403 8327.152 320.38403 L 8237.538 317.23547 L 8221.61 300.3815 L 8103.5796 301.43985 C 8103.5796 301.43985 8059.3413 266.62067 8058.2305 268.63153 C 8057.2773 270.74817 8024.5483 276.1986 8024.5483 276.1986 L 7999.228 303.53006 L 7927.632 308.82172 L 8004.678 267.67902 L 8032.0625 247.70297 C 8034.0474 242.30548 8012.9067 210.76714 8008.8325 214.94756 C 8004.678 219.20735 7944.459 200.21027 7941.3105 200.21027 S 7847.5156 198.0936 7847.5156 198.0936 C 7841.1123 197.06172 7812.7495 198.0936 7812.7495 198.0936 S 7802.2188 168.64548 7796.9277 169.67735 C 7791.7153 170.73569 7723.1084 168.61902 7723.1084 168.61902 S 7662.0425 181.2661 7659.741 187.56319 C 7657.8623 193.93965 7671.489 200.21027 7671.489 200.21027 S 7638.839 224.4461 7635.637 222.32944 C 7632.5415 220.21277 7537.583 220.21277 7537.583 220.21277 S 7405.8735 248.62903 7405.8735 245.45401 C 7405.8735 242.75525 7366.4507 259.58276 7357.2695 263.6309 C 7365.0215 270.43066 7392.671 286.1734 7389.0195 289.87753 C 7384.8394 294.05795 7296.2305 298.2913 7293.0815 291.94128 C 7290.2505 286.1469 7255.2197 299.5084 7249.6636 300.35504 C 7256.04 303.0009 7297.5264 335.43878 7300.4106 340.38647 C 7303.559 345.62524 7311.1797 353.03357 7321.498 348.80023 C 7332.029 344.59335 7341.501 340.38647 7343.6704 344.59335 C 7345.7866 348.80023 7343.6704 358.2723 7343.6704 358.2723 S 7317.265 363.56396 7314.222 363.56396 C 7311.2056 363.56396 7279.403 345.62524 7276.228 344.59335 C 7273.132 343.535 7230.9575 334.06293 7225.6396 334.06293 C 7220.242 334.06293 7197.091 337.2115 7197.091 337.2115 S 7179.205 353.03357 7183.3853 355.15024 C 7187.7515 357.24048 7198.2554 377.24295 7201.457 375.2057 C 7204.5527 373.0096 7223.576 364.5959 7224.5547 374.12088 C 7225.639 383.48712 7202.488 391.00128 7202.488 391.00128 S 7170.738 378.24835 7169.7056 375.1792 C 7168.674 371.89838 7153.884 354.06546 7153.884 344.56693 S 7134.9663 301.38693 7129.7007 306.62567 C 7124.489 311.91733 7105.518 314.00757 7105.518 314.00757 L 7128.722 335.0684 C 7128.722 335.0684 7148.672 351.86945 7143.4062 352.98068 C 7138.1943 354.03903 7123.404 362.42633 7122.425 365.62778 C 7121.341 368.77634 7109.7515 386.63568 7123.404 386.63568 C 7137.1094 386.63568 7159.255 407.80234 7159.255 407.80234 S 7160.287 436.29797 7162.3506 440.50482 C 7164.467 444.7117 7197.0645 466.80438 7197.0645 466.80438 S 7217.252 454.1573 7220.2153 451.03522 C 7223.5493 447.8602 7250.9595 442.62143 7257.257 448.91855 C 7263.5806 455.21564 7244.5566 471.01123 7239.3447 467.8892 C 7234.027 464.6877 7222.4907 461.53918 7217.2256 463.62943 C 7211.8545 465.71964 7211.8545 465.71964 7211.8545 465.71964 S 7204.525 481.54172 7211.8545 484.69028 C 7219.289 487.89175 7228.894 498.42215 7227.7817 503.6609 C 7226.644 508.89963 7206.695 544.77716 7206.695 544.77716 L 7177.1143 551.0743 C 7166.5835 548.9841 7149.7827 541.6022 7149.7827 541.6022 L 7181.374 517.4193 L 7185.6074 484.69034 C 7185.6074 484.69034 7186.692 482.60013 7178.2783 475.21826 C 7169.679 467.88928 7140.2573 441.5633 7140.2573 441.5633 S 7122.3716 412.00934 7122.3716 408.86078 C 7122.3716 405.5535 7113.958 389.8108 7113.958 389.8108 S 7093.903 376.1318 7089.6694 375.17932 C 7085.542 374.0945 7085.542 362.45285 7088.743 356.15576 C 7091.839 349.8058 7085.542 321.416 7084.4575 325.5964 C 7083.2407 329.82974 7047.495 324.56454 7043.235 323.5062 C 7039.0015 322.4743 7029.5825 310.8591 7029.5825 310.8591 S 7024.3706 293.02618 7015.798 300.35513 C 7007.4634 307.71054 6992.726 310.8591 6992.726 310.8591 L 6977.989 349.8058 L 6982.169 365.62784 L 6952.668 385.70972 C 6952.668 385.70972 6977.5654 407.1145 6979.8677 408.75494 C 6978.0684 407.8818 6981.19 430.00098 6982.1694 435.23975 C 6983.1226 440.5049 7027.44 452.12015 7027.44 452.12015 S 7050.644 461.5658 7052.707 471.03787 C 7054.8765 480.50995 7046.3574 492.12518 7046.3574 492.12518 L 7001.1396 471.03787 L 6900.9155 439.47305 C 6900.9155 439.47305 6804.078 433.17596 6806.115 430.02744 C 6808.3115 426.8789 6769.1797 404.68033 6769.1797 404.68033 L 6747.0337 416.24265 C 6747.0337 416.24265 6768.068 431.0858 6771.349 432.0118 C 6774.497 433.176 6806.115 444.76474 6806.115 444.76474 S 6815.6396 450.02994 6817.7036 458.47015 C 6819.9 466.85742 6799.818 477.38788 6799.818 477.38788 S 6786.1655 462.6506 6786.1655 459.5285 C 6786.1655 456.3535 6782.9116 443.70645 6778.731 445.79666 C 6774.497 447.91333 6735.5244 467.9423 6735.5244 467.9423 S 6691.2593 468.97415 6685.942 473.18103 C 6680.6763 477.3879 6652.234 497.46976 6650.117 492.15167 C 6647.9473 486.88647 6654.2974 464.7673 6653.3447 460.56042 C 6652.2334 456.35355 6609.027 467.96878 6609.027 467.96878 S 6553.253 485.82812 6551.057 491.06686 C 6548.993 496.41144 6523.725 501.62375 6519.386 502.68207 C 6515.2056 503.74042 6509.9937 503.74042 6509.9937 503.74042 S 6487.9272 517.4988 6492.055 524.7748 C 6496.2886 532.18317 6461.4956 536.3371 6461.4956 536.3371 S 6439.429 522.6846 6438.3975 519.6154 C 6437.392 516.7315 6462.3423 499.95688 6464.723 498.5281 C 6461.4956 500.61835 6438.3975 471.1173 6435.196 470.05896 C 6432.418 469.21228 6375.1353 470.69394 6364.9224 470.2706 C 6371.59 472.70474 6391.9893 492.44266 6391.9893 495.3531 C 6391.9893 498.5281 6395.191 529.11395 6395.191 529.11395 S 6411.9126 539.7237 6415.14 538.4802 C 6418.289 537.5277 6411.9126 556.47186 6411.9126 556.47186 L 6383.6284 553.32336 C 6383.6284 553.32336 6371.881 536.3635 6362.4087 545.94147 C 6352.9106 555.5194 6321.372 579.7288 6319.308 576.58026 C 6317.1387 573.4053 6299.253 579.7288 6300.311 586.05237 C 6301.396 592.40234 6315.0747 606.0284 6315.0747 606.0284 S 6295.0986 622.8823 6297.0566 616.6117 C 6299.2524 610.20874 6242.367 595.52435 6238.108 596.5827 C 6233.742 597.6411 6209.559 605.02295 6209.559 605.02295 L 6220.0366 622.9088 C 6220.0366 622.9088 6251.734 624.999 6255.8877 631.3226 C 6260.253 637.6197 6248.638 650.2667 6245.304 650.2667 C 6242.3413 650.2667 6168.5225 615.5005 6168.5225 615.5005 S 6144.234 590.2592 6151.536 582.9038 C 6159.1035 575.522 6165.3477 563.95966 6151.536 563.95966 C 6137.91 563.95966 6123.173 553.3499 6122.2207 549.143 C 6121.109 544.9361 6205.326 557.6626 6205.326 557.6626 L 6253.93 562.8484 C 6253.93 562.8484 6247.6333 569.25134 6266.604 562.8484 C 6285.4956 556.52484 6317.1396 540.64984 6321.373 539.7503 C 6325.6064 538.5068 6330.7656 518.53076 6330.7656 518.53076 L 6324.4683 500.6449 L 6143.308 457.46487 C 6143.308 457.46487 6083.1416 439.55258 6082.11 436.40405 S 6028.3467 427.91095 6028.3467 427.91095 L 6002.9995 431.1653 L 6024.219 404.7599 C 6024.219 404.7599 5941.881 380.4447 5939.87 383.59323 C 5937.6475 386.7418 5903.9927 402.74905 5903.9927 402.74905 L 5840.783 392.13928 L 5759.556 411.08344 L 5677.3237 431.1653 L 5558.314 481.7007 L 5602.5786 485.90762 L 5583.5024 518.53076 L 5530.7974 557.6626 L 5501.4023 606.05493 L 5497.169 632.4074 L 5468.7524 662.9139 C 5468.7524 662.9139 5448.75 652.4099 5444.5435 648.2559 C 5440.363 643.94324 5370.698 668.1526 5370.698 668.1526 L 5328.603 708.237 C 5328.603 708.237 5318.0728 728.31885 5315.956 733.58405 C 5313.7603 738.90216 5319.1045 794.75574 5319.1045 794.75574 S 5344.3984 794.75574 5336.99 802.11115 C 5329.582 809.4401 5330.64 843.25385 5330.64 843.25385 L 5360.1943 863.1505 C 5360.1943 863.1505 5399.1406 875.9034 5404.565 874.7921 C 5409.618 873.7602 5428.721 861.1132 5431.949 858.9965 C 5434.886 856.9328 5458.222 833.75525 5465.5776 834.70776 C 5472.933 835.87195 5491.8774 814.65234 5494.073 822.1665 C 5496.137 829.54834 5500.397 855.8744 5504.551 862.19794 C 5508.7573 868.5214 5523.495 880.11017 5529.792 894.79456 C 5536.0625 909.5847 5544.7144 924.40137 5542.4917 927.4177 C 5540.296 930.69855 5525.5845 945.32996 5525.5845 945.32996 S 5494.0728 949.5368 5489.7866 953.90247 C 5485.606 958.05646 5480.3413 960.14667 5477.166 958.05646 C 5473.9116 955.93976 5487.67 941.12317 5490.8447 937.075 C 5494.0464 932.7624 5483.4893 915.88196 5479.256 916.91376 C 5474.9697 918.025 5470.8687 907.44165 5474.9697 904.2931 C 5479.256 901.11816 5478.1973 881.1156 5478.1973 881.1156 S 5471.874 877.9142 5468.752 879.02545 C 5465.577 880.0838 5428.694 894.7946 5428.694 894.7946 S 5408.6914 915.88196 5407.633 920.0624 C 5406.495 924.4016 5398.0547 946.46783 5403.452 962.21045 C 5408.691 978.112 5421.3115 1003.40607 5421.3115 1003.40607 S 5434.885 1012.8252 5429.725 1017.08496 C 5424.5396 1021.26544 5413.85 1037.0875 5413.85 1037.0875 L 5388.688 1038.1194 C 5388.688 1038.1194 5343.365 1043.4905 5339.0786 1045.5012 C 5334.925 1047.6709 5290.713 1061.2705 5292.6973 1065.5566 C 5294.9194 1069.7635 5283.172 1115.1396 5283.172 1115.1396 C 5281.135 1116.198 5236.8433 1147.7892 5231.6045 1147.7892 C 5226.3394 1147.7892 5193.69 1156.1765 5193.69 1156.1765 S 5178.9263 1195.1761 5177.921 1193.0331 C 5176.863 1190.8899 5128.259 1216.2106 5128.259 1216.2106 S 5091.4287 1205.6537 5090.37 1201.3938 C 5089.312 1197.2134 5076.638 1187.7413 5075.633 1190.9164 C 5074.521 1194.1178 5088.2266 1226.8997 5088.2266 1233.2231 C 5088.2266 1239.3881 5090.3696 1252.0615 5086.1367 1247.934 C 5081.9033 1243.6213 5060.843 1237.43 5056.662 1235.2869 C 5052.3496 1233.2231 5016.5776 1234.1757 5016.5776 1234.1757 L 5001.814 1234.1757 C 5001.814 1234.1757 4983.8486 1250.0507 4982.7905 1246.8492 C 4981.8115 1243.6478 4980.7534 1260.6075 4980.7534 1260.6075 L 4991.231 1271.0851 L 5029.2783 1286.8806 L 5065.076 1309.0264 L 5078.7817 1342.7078 L 5094.551 1374.3254 C 5094.551 1374.3254 5083.9937 1439.6511 5082.0356 1442.9054 C 5079.7075 1446.0011 5057.6675 1460.8442 5057.6675 1460.8442 L 4989.114 1459.68 C 4989.114 1459.68 4955.3794 1452.3511 4952.231 1451.2927 C 4949.0825 1450.1815 4901.616 1457.5898 4900.6904 1453.3829 C 4899.632 1449.1232 4884.815 1450.1815 4884.815 1450.1815 L 4877.354 1441.7942 L 4858.4097 1441.7942 L 4842.614 1459.6536 L 4819.436 1460.8176 L 4819.436 1479.6825 C 4819.436 1479.6825 4828.908 1522.9949 4827.8496 1519.8463 C 4826.7915 1516.5919 4823.6694 1570.3552 4823.6694 1570.3552 S 4800.8887 1616.1545 4798.587 1619.6471 C 4799.0894 1621.0228 4797.3433 1650.4711 4797.3433 1650.4711 L 4811.075 1672.6432 L 4813.165 1698.9163 C 4813.165 1698.9163 4802.6084 1723.1257 4806.842 1721.0354 C 4811.1016 1718.8923 4844.8623 1722.0674 4845.7886 1717.8868 C 4846.8467 1713.7064 4866.9287 1704.2079 4869.9976 1711.5369 C 4873.1196 1718.8923 4884.8145 1711.5369 4888.095 1724.2898 C 4891.0317 1736.9104 4902.7266 1754.7963 4903.8643 1757.9185 C 4904.896 1761.1993 4913.3096 1764.242 4913.3096 1764.242 L 4916.4585 1772.7615 L 4910.055 1778.0531 L 4883.8613 1836.9757 L 4825.759 1878.1184 L 4791.046 1900.1847 L 4781.5474 1926.6166 L 4766.8364 1943.4706 L 4762.603 1976.1202 C 4762.603 1976.1202 4766.8364 2017.1571 4764.64 2019.3268 C 4762.603 2021.417 4685.6357 2094.151 4685.6357 2094.151 L 4643.488 2103.623 L 4620.204 2143.7075 C 4620.204 2143.7075 4588.613 2173.1292 4586.5757 2178.5266 C 4584.38 2183.7124 4568.6104 2203.8208 4568.6104 2203.8208 S 4569.669 2245.8894 4568.6104 2239.619 C 4567.526 2233.2954 4523.3403 2274.332 4523.3403 2274.332 S 4514.927 2322.8303 4512.8364 2325.0 C 4510.746 2327.0105 4489.6855 2363.9465 4486.431 2362.8882 C 4483.282 2361.8035 4480.134 2388.156 4480.134 2392.3892 C 4480.134 2396.5696 4490.611 2409.1902 4490.611 2409.1902 S 4505.4805 2437.7654 4506.4863 2434.5903 C 4507.4917 2431.336 4507.4917 2444.1152 4507.4917 2444.1152 L 4492.807 2458.7732 C 4492.807 2458.7732 4508.6294 2483.0884 4508.6294 2486.237 C 4508.6294 2489.3857 4508.6294 2551.4834 4508.6294 2551.4834 L 4491.6963 2587.3875 L 4483.2827 2633.7952 L 4457.909 2653.7712 L 4458.9673 2666.4446 L 4481.139 2684.304 L 4484.3936 2704.28 L 4477.9644 2726.4785 L 4477.9644 2748.7034 L 4493.8657 2785.5862 C 4493.8657 2785.5862 4509.6616 2798.2068 4512.81 2795.032 S 4547.4707 2815.0344 4551.757 2822.3633 C 4555.99 2829.745 4594.91 2876.1265 4594.91 2878.2961 C 4594.91 2880.36 4601.2603 2890.9167 4601.2603 2890.9167 L 4620.2046 2955.2104 C 4620.2046 2955.2104 4711.909 3031.04 4714.026 3027.918 C 4716.1426 3024.8489 4812.054 3096.3657 4812.054 3096.3657 S 4889.101 3058.5303 4888.069 3061.7317 C 4886.931 3064.8274 4953.2886 3058.5303 4953.2886 3058.5303 L 4993.4 3064.8274 L 5022.795 3078.5327 L 5130.401 3029.082 L 5151.488 3013.1013 L 5234.673 3010.0586 L 5274.784 3025.6956 C 5274.784 3025.6956 5301.11 3064.8274 5301.11 3071.1511 S 5316.932 3105.8643 5319.075 3101.631 C 5321.1123 3097.53 5412.8696 3093.2966 5416.098 3094.302 C 5419.1406 3095.334 5459.225 3134.4392 5459.225 3134.4392 L 5457.1353 3171.3752 L 5450.759 3236.6216 L 5438.085 3268.2656 L 5425.5703 3296.7615 L 5422.4214 3316.7905 C 5422.4214 3316.7905 5517.1157 3455.9084 5517.1157 3456.9404 S 5541.3784 3514.8313 5541.3784 3514.8313 L 5569.953 3587.6445 L 5586.8335 3628.655 L 5569.953 3651.8328 L 5597.364 3722.5823 L 5587.839 3792.0354 L 5546.7227 3881.7024 L 5528.837 3948.0598 L 5534.1025 4036.5894 L 5583.4736 4138.824 L 5635.1997 4255.8228 L 5640.465 4384.4634 L 5681.6606 4461.2983 L 5711.241 4523.423 L 5739.657 4590.9707 L 5754.342 4611.0 C 5754.342 4611.0 5756.5376 4644.734 5753.204 4644.734 C 5750.1084 4644.734 5734.365 4645.8716 5738.5986 4652.063 C 5742.7793 4658.36 5766.9624 4700.5605 5766.9624 4700.5605 L 5767.994 4719.584 L 5801.676 4738.4487 L 5831.388 4724.796 C 5831.388 4724.796 5860.8364 4719.5835 5864.0376 4720.6157 C 5867.1333 4721.6475 5908.1704 4706.857 5908.1704 4706.857 L 5971.432 4716.3555 L 6015.7236 4693.2046 L 6064.221 4690.0557 C 6064.221 4690.0557 6147.459 4608.8555 6147.459 4610.972 S 6224.241 4511.965 6224.241 4511.965 L 6263.426 4478.151 L 6285.4653 4411.7935 L 6282.3438 4368.693 C 6282.3438 4368.693 6289.752 4346.3887 6297.054 4342.208 C 6304.5156 4338.0273 6376.0854 4295.8794 6376.0854 4295.8794 L 6390.9814 4226.2676 L 6377.17 4157.714 C 6377.17 4157.714 6366.587 4131.4937 6366.587 4127.2344 C 6366.587 4123.08 6373.969 4103.9775 6373.969 4103.9775 L 6443.6074 4041.8267 C 6443.6074 4041.8267 6459.3765 4021.7976 6466.7583 4014.4421 C 6474.167 4007.087 6539.3867 3978.6704 6539.3867 3978.6704 L 6583.7573 3935.5432 L 6591.139 3776.317 C 6591.139 3776.317 6575.317 3717.1558 6574.2856 3711.9966 C 6573.2534 3706.5994 6542.6943 3606.613 6542.6943 3602.3267 C 6542.6943 3598.1729 6532.164 3536.9746 6530.973 3531.6301 C 6530.127 3526.55 6555.1562 3455.88 6555.1562 3455.88 L 6590.0547 3387.2732 L 6732.401 3223.946 L 6812.57 3159.758 L 6933.7227 2961.5059 L 6972.749 2869.775 L 6981.0835 2777.1443 L 6955.8687 2772.911 C 6955.8687 2772.911 6943.1685 2787.648 6940.02 2789.712 C 6936.845 2791.8816 6864.137 2796.1147 6864.137 2796.1147 L 6775.5815 2822.3613 L 6732.3755 2838.1833 L 6690.227 2793.998 L 6696.5244 2762.4067 L 6639.692 2694.8586 L 6559.55 2614.9014 C 6559.55 2614.9014 6519.3594 2584.2627 6521.5293 2581.1934 C 6523.6987 2577.939 6499.3306 2504.173 6499.3306 2506.2898 S 6459.3257 2469.46 6459.3257 2469.46 L 6458.2935 2398.7634 L 6415.0874 2328.252 L 6367.7534 2241.7332 C 6367.7534 2241.7332 6327.616 2142.62 6323.383 2137.355 C 6319.255 2132.1165 6303.433 2105.8167 6308.645 2106.8486 C 6313.9106 2107.9333 6351.8516 2102.6418 6351.8516 2102.6418 S 6422.416 2185.9592 6422.416 2190.166 S 6464.67 2264.9106 6464.67 2264.9106 S 6496.235 2309.2285 6496.235 2305.974 C 6496.235 2302.9844 6503.6167 2347.0903 6502.5317 2350.3447 C 6501.5 2353.5198 6521.5024 2402.018 6521.5024 2402.018 L 6581.6157 2455.8076 L 6594.237 2494.7278 L 6649.0317 2554.788 L 6659.6416 2592.7822 L 6622.679 2558.9421 C 6622.679 2558.9421 6611.0903 2577.9656 6615.2974 2581.2202 C 6619.4775 2584.2893 6656.3867 2623.3154 6656.3867 2623.3154 L 6674.458 2676.9993 L 6688.1636 2727.667 L 6708.113 2744.521 L 6767.1943 2732.9587 L 6777.6455 2709.6755 L 6835.6416 2709.6755 L 6860.909 2690.758 L 6892.4214 2686.5247 C 6892.4214 2686.5247 6916.71 2662.2622 6918.8003 2661.2039 C 6920.97 2660.1455 7014.765 2619.1353 7014.765 2619.1353 S 7016.8022 2588.4436 7021.0625 2588.4436 C 7025.296 2588.4436 7119.1704 2558.9426 7119.1704 2558.9426 L 7128.6157 2523.1445 L 7162.244 2521.0278 L 7171.7427 2496.8447 L 7204.4185 2476.8423 L 7208.5195 2424.111 L 7232.835 2431.4136 L 7240.27 2413.4749 L 7231.8564 2402.0183 L 7268.7656 2348.2815 L 7269.7974 2329.205 L 7233.946 2296.5554 L 7217.1445 2278.6694 C 7217.1445 2278.6694 7160.1797 2272.2666 7158.0107 2268.0598 C 7155.947 2263.8262 7133.8276 2213.2117 7133.8276 2213.2117 C 7133.8276 2197.4954 7134.86 2168.947 7131.658 2171.1165 C 7128.6157 2173.2065 7110.677 2193.209 7110.677 2193.209 L 7045.457 2253.3225 L 6988.4126 2268.0598 C 6988.4126 2268.0598 6969.522 2262.7947 6968.4097 2259.6724 C 6967.378 2256.4973 6965.2617 2207.9727 6965.2617 2207.9727 S 6940.9194 2179.53 6939.968 2175.3496 C 6938.9355 2171.1162 6920.9443 2212.2854 6920.9443 2212.2854 S 6893.533 2175.3496 6896.629 2174.1855 C 6899.7773 2173.2065 6884.009 2137.3555 6884.009 2137.3555 L 6829.293 2074.1995 L 6826.1445 2041.4705 C 6826.1445 2041.4705 6852.497 2012.9484 6856.6772 2011.8901 C 6860.8574 2010.8583 6898.7993 2005.6195 6903.0586 2019.3778 C 6907.292 2032.9509 6938.9097 2079.4912 6938.9097 2085.7883 C 6938.9097 2092.0854 6987.3022 2134.207 6992.647 2133.1487 C 6997.833 2132.1167 7016.751 2142.6208 7023.1797 2146.854 C 7029.477 2151.0608 7042.045 2158.4429 7047.363 2163.7874 C 7052.628 2168.9468 7066.3335 2165.8777 7066.3335 2165.8777 L 7101.1265 2160.5596 C 7101.1265 2160.5596 7129.5425 2133.1487 7130.68 2138.4404 C 7131.6064 2143.8115 7164.3086 2145.9016 7160.1284 2153.1777 C 7155.895 2160.5862 7161.293 2181.7263 7164.3086 2188.0234 C 7167.5894 2194.4 7309.7505 2216.519 7309.7505 2216.519 L 7375.2085 2224.9329 C 7375.2085 2224.9329 7444.6084 2218.5566 7448.842 2218.5566 C 7453.022 2218.5566 7497.446 2222.8694 7501.626 2221.652 C 7505.7534 2220.7258 7569.015 2290.2058 7569.015 2290.2058 L 7628.0435 2319.839 L 7641.67 2318.7278 L 7608.1206 2333.518 C 7608.1206 2333.518 7619.551 2359.8706 7619.551 2362.9924 C 7619.551 2366.1677 7678.6323 2408.342 7678.6323 2408.342 S 7699.667 2394.5571 7702.815 2394.5571 C 7706.0435 2394.5571 7720.78 2389.3184 7721.865 2381.9365 C 7722.897 2374.5813 7718.637 2353.5469 7723.929 2351.4302 C 7729.3003 2349.3135 7736.5234 2342.937 7737.767 2352.4885 C 7738.693 2361.9077 7751.552 2452.554 7749.3555 2453.533 C 7747.053 2454.7764 7767.241 2522.113 7767.241 2525.2615 C 7767.241 2528.4365 7793.5938 2610.6953 7794.5723 2613.8438 C 7795.6567 2616.9658 7838.8105 2709.7024 7841.959 2712.8772 C 7845.0547 2716.0525 7887.308 2825.5898 7887.308 2825.5898 S 7911.5967 2870.9395 7910.512 2878.3743 C 7909.4805 2885.756 7918.979 2921.5544 7925.329 2925.7876 C 7931.6265 2929.9944 7960.016 2940.5513 7960.016 2940.5513 S 7975.785 2926.7664 7976.9497 2922.639 C 7977.9023 2918.4587 7989.57 2899.488 7993.671 2893.191 C 7997.931 2886.7617 8017.087 2884.777 8018.039 2888.931 C 8019.0176 2893.191 8041.269 2903.6948 8041.269 2903.6948 L 8038.9673 2955.2883 C 8038.9673 2955.2883 8043.306 2988.917 8046.402 3001.7756 C 8049.736 3014.3962 8075.983 3024.9268 8075.983 3024.9268 L 8107.6006 2996.4841 L 8121.253 2947.8801 L 8089.7407 2900.5461 C 8089.7407 2900.5461 8065.5576 2874.22 8062.3564 2870.9656 C 8059.155 2867.9229 8038.9673 2864.7744 8038.9673 2864.7744 S 8041.269 2875.3313 8043.306 2879.4587 C 8045.5024 2883.6921 8038.9673 2884.8035 8038.9673 2884.8035 L 8014.784 2875.3577 L 8019.0176 2847.7087 C 8019.0176 2847.7087 8037.1416 2844.6133 8040.2373 2844.6133 C 8043.306 2844.6133 8038.9673 2802.4915 8038.9673 2802.4915 S 8045.5024 2727.7468 8047.6187 2725.6301 C 8049.7354 2723.434 8044.4175 2649.7478 8035.977 2646.6255 C 8027.6426 2643.4504 8035.977 2619.241 8040.2373 2618.1565 C 8044.4175 2617.0452 8085.5073 2602.3608 8085.5073 2602.3608 L 8108.605 2557.0378 C 8108.605 2557.0378 8149.8276 2528.5156 8152.9756 2526.3992 C 8156.0713 2524.2825 8203.458 2473.8 8203.458 2467.3704 C 8203.458 2461.1528 8208.855 2445.3306 8221.423 2443.0818 C 8234.097 2441.0974 8257.354 2424.217 8257.354 2424.217 L 8257.354 2389.3977 C 8257.354 2389.3977 8261.533 2372.5437 8271.006 2368.3635 C 8280.398 2364.1301 8304.6875 2360.9287 8304.6875 2360.9287 S 8310.031 2374.6606 8306.804 2376.7244 C 8303.603 2378.894 8360.514 2360.9287 8360.514 2360.9287 S 8385.781 2360.9287 8390.015 2359.9233 C 8394.327 2358.812 8406.948 2339.9473 8406.948 2339.9473 S 8401.551 2322.9875 8408.88 2327.168 C 8416.394 2331.5334 8434.333 2350.4512 8432.27 2353.6262 C 8430.0205 2356.6423 8442.72 2377.7827 8439.65 2386.1965 C 8436.396 2394.6104 8488.096 2451.6543 8488.096 2451.6543 S 8513.284 2439.986 8511.247 2448.4265 C 8509.051 2456.84 8503.918 2483.272 8503.918 2483.272 S 8519.739 2493.7498 8525.984 2494.8342 C 8532.334 2495.8662 8550.246 2530.6323 8550.246 2530.6323 S 8546.013 2562.1707 8546.013 2566.4038 S 8548.288 2601.2495 8547.045 2606.5413 C 8546.013 2611.7798 8590.251 2621.4106 8590.251 2621.4106 S 8625.231 2592.7312 8627.348 2589.5034 z M 5502.46 1023.40826 L 5537.3057 993.88074 L 5544.74 965.38513 C 5544.74 965.38513 5577.337 970.70325 5578.316 974.91016 C 5579.3477 979.06415 5586.862 965.38513 5595.1436 972.82 C 5603.663 980.1754 5614.2197 979.0377 5615.3047 985.4142 C 5616.2305 991.7642 5622.6333 999.1461 5623.665 994.9128 C 5624.6973 990.67944 5624.6973 977.00055 5624.6973 977.00055 S 5615.3047 971.7617 5609.9595 968.48096 C 5604.6416 965.3589 5605.753 955.86035 5611.0444 952.8177 C 5616.2305 949.6691 5630.994 941.0702 5635.254 944.29816 C 5639.4873 947.3673 5658.4844 940.09125 5658.4844 940.09125 S 5661.633 933.66187 5663.697 930.6457 C 5665.8926 927.3648 5676.4233 898.9751 5676.4233 898.9751 S 5668.909 895.82654 5666.845 886.3015 C 5664.7285 876.8824 5678.4873 849.445 5681.715 848.4397 C 5684.731 847.35486 5726.006 823.06616 5726.006 823.06616 S 5741.775 806.15924 5735.4517 800.97345 C 5729.075 795.6289 5681.688 772.47784 5681.688 767.2126 S 5676.423 734.53656 5679.492 724.059 C 5682.694 713.5551 5701.7173 693.4468 5704.8394 689.21344 C 5708.0405 685.11237 5731.2183 656.61676 5735.4517 657.5693 C 5739.685 658.707 5755.454 655.45264 5759.5815 653.4418 C 5763.894 651.2457 5800.6714 634.4183 5794.3745 633.3864 C 5788.077 632.328 5796.517 613.38385 5793.2896 614.4158 C 5790.1406 615.44763 5796.517 590.2064 5803.8994 588.1162 C 5811.228 586.026 5823.8486 576.52747 5827.1562 576.52747 C 5830.1196 576.52747 5855.5986 577.5858 5861.896 578.6177 C 5868.1934 579.6761 5890.3125 569.17206 5893.4604 578.6177 C 5896.6094 588.0898 5904.9697 590.2064 5897.694 593.355 C 5890.312 596.52997 5873.458 611.2937 5862.9014 620.7129 C 5852.424 630.1585 5820.727 651.3781 5816.4937 652.33057 C 5812.3657 653.44183 5810.064 655.4791 5801.703 660.82367 C 5793.2896 665.9831 5793.2896 653.46826 5791.2783 673.41785 C 5789.0825 693.47327 5786.013 715.566 5790.1406 723.0272 C 5794.3745 730.3826 5797.4697 741.9714 5793.2896 747.26306 S 5792.2046 755.7033 5793.2896 765.17535 S 5807.233 778.8279 5808.133 783.0612 C 5809.112 787.2681 5825.9653 795.6818 5825.9653 795.6818 C 5834.379 794.7293 5844.0894 793.64453 5846.021 797.87787 C 5848.217 802.0848 5852.45 799.9945 5852.45 799.9945 L 5870.2036 795.6818 C 5870.2036 795.6818 5888.2217 785.15137 5894.5723 786.2097 C 5900.869 787.2681 5909.2563 784.1195 5916.638 786.2097 C 5924.0205 788.3264 5955.585 777.79596 5959.9243 778.8279 C 5964.1045 779.99207 5993.5264 767.26556 5995.722 771.4989 C 5997.839 775.7058 6013.6606 774.64746 6013.6606 774.64746 L 6026.3345 784.1195 C 6026.3345 790.4166 6013.6606 805.1539 6010.5654 807.3499 C 6007.364 809.4137 5996.86 817.9597 5990.5366 815.76373 C 5984.2393 813.72644 5979.9004 816.8221 5971.4863 813.72644 C 5963.0464 810.49854 5947.224 806.2123 5942.9644 806.2123 C 5938.7573 806.2123 5889.3335 817.9598 5889.3335 817.9598 L 5864.1187 825.2622 L 5859.753 840.07886 L 5862.9546 843.2274 L 5888.2485 858.9966 C 5888.2485 864.31476 5898.8584 861.11334 5896.662 873.7603 C 5894.598 886.381 5893.5137 891.6461 5890.3647 897.94324 C 5887.137 904.29333 5874.5425 915.8821 5871.3945 908.47363 C 5868.2456 901.1182 5852.503 887.4128 5848.243 884.2643 C 5844.1157 881.1157 5831.4688 883.2059 5823.902 883.2059 C 5816.5728 883.2059 5801.7827 893.7627 5801.7827 905.35156 C 5801.7827 916.9139 5794.4536 931.8099 5797.5493 943.21344 C 5800.7505 954.96094 5814.5093 969.7247 5808.212 977.05365 C 5801.7827 984.4619 5787.1245 989.7272 5780.8276 992.84924 C 5774.5303 996.02423 5759.6606 1006.5547 5754.4487 1008.6449 C 5749.183 1010.73505 5733.3613 1017.05865 5730.1597 1009.70325 C 5727.064 1002.2949 5720.7144 990.7326 5720.7144 990.7326 S 5715.449 980.2551 5713.2534 983.4037 C 5711.3745 986.4464 5699.6006 987.637 5699.6006 987.637 L 5672.322 998.1409 C 5672.322 998.1409 5657.452 1008.6449 5654.3564 1010.7616 C 5651.102 1012.85175 5635.333 1012.85175 5629.01 1016.00037 C 5622.7124 1019.2018 5603.716 1034.9974 5598.5034 1027.6156 C 5593.1587 1020.2866 5590.1157 1032.8809 5583.607 1021.29205 C 5577.4424 1009.7298 5579.453 997.0562 5572.018 999.2258 C 5564.742 1001.3425 5547.756 1005.5229 5545.7715 1009.7298 C 5543.5757 1013.93665 5541.4854 1013.93665 5537.4106 1018.14355 C 5533.1772 1022.324 5502.565 1025.499 5502.565 1025.499 L 5502.565 1023.40826 z M 6375.6904 1803.8234 C 6367.8057 1824.4078 6367.8057 1851.2366 6356.667 1871.8212 C 6345.5547 1892.2736 6340.819 1903.3331 6332.9604 1916.139 C 6325.023 1928.6273 6325.023 1946.09 6312.4287 1953.9744 C 6299.808 1961.9385 6280.8643 1972.9716 6269.778 1965.0869 C 6258.798 1957.1493 6214.4805 1958.7634 6209.612 1960.3508 C 6204.9287 1961.9382 6151.2446 1958.7634 6144.868 1969.7437 C 6138.571 1980.8561 6097.614 1972.9716 6091.078 1969.7437 C 6084.781 1966.6216 6007.364 1934.9508 6001.067 1933.4427 C 5994.77 1931.8817 5955.0825 1914.5251 5948.706 1909.7891 C 5942.4087 1905.0001 5902.9595 1900.1847 5901.425 1895.4751 C 5899.8105 1890.7125 5904.573 1884.4155 5898.144 1886.0029 C 5891.953 1887.4581 5846.0215 1901.7986 5839.7246 1906.4288 C 5833.295 1911.3501 5819.2725 1923.9708 5819.2725 1923.9708 S 5800.1426 1942.915 5801.7305 1957.123 C 5803.424 1971.3577 5820.754 1982.4172 5814.457 1990.3018 S 5786.0405 2007.6583 5786.0405 2007.6583 S 5762.1753 1985.5657 5754.3965 1982.417 C 5746.4854 1979.242 5672.2695 1968.2089 5672.2695 1968.2089 L 5642.213 1933.4425 C 5642.213 1933.4425 5594.7993 1901.7983 5590.037 1900.2109 C 5585.248 1898.6499 5533.099 1900.2109 5525.1084 1893.914 C 5517.171 1887.4846 5491.9033 1854.3586 5479.309 1855.9727 C 5466.6357 1857.5337 5471.4243 1837.002 5476.1606 1833.8535 C 5480.87 1830.705 5495.105 1803.8234 5493.5435 1799.0873 C 5491.9033 1794.2983 5501.428 1767.5225 5485.6587 1759.638 C 5469.8633 1751.5417 5480.87 1724.6865 5480.87 1724.6865 S 5496.7183 1721.5378 5490.395 1721.5378 S 5460.3647 1723.1254 5453.9883 1715.2408 C 5447.7705 1707.3297 5445.9976 1704.2076 5439.8594 1707.3297 C 5433.4033 1710.5312 5393.8745 1716.8282 5389.192 1715.2408 C 5384.403 1713.6798 5346.541 1718.3894 5340.218 1718.3894 C 5333.9204 1718.3894 5341.805 1720.0033 5333.9204 1718.3894 C 5325.904 1716.802 5294.2593 1731.116 5292.7246 1737.3337 C 5291.2695 1743.6572 5259.625 1735.8785 5254.836 1737.3337 C 5250.0205 1738.9211 5204.221 1738.9211 5204.221 1738.9211 L 5128.286 1751.5681 C 5128.286 1751.5681 5077.724 1777.021 5076.163 1784.9056 C 5074.5757 1792.8168 5058.7534 1805.4639 5054.044 1808.533 C 5049.361 1811.7345 5020.9185 1808.533 5019.1724 1803.8234 C 5017.6904 1799.0873 4967.023 1805.4636 4967.023 1805.4636 S 4946.518 1794.3247 4940.194 1799.1136 C 4933.897 1803.8497 4933.897 1778.5027 4933.897 1778.5027 L 4941.7812 1759.6908 L 4970.1978 1740.6672 L 5038.275 1727.9143 L 5071.4805 1705.8745 L 5091.9326 1697.9634 L 5104.527 1664.811 C 5104.527 1664.811 5128.26 1660.0751 5126.6724 1655.2596 C 5125.1113 1650.5236 5118.8936 1628.378 5118.8936 1628.378 L 5164.64 1557.2844 L 5229.4365 1525.6403 L 5240.523 1503.4946 C 5240.523 1503.4946 5234.305 1475.0784 5238.962 1470.263 C 5243.671 1465.5005 5286.375 1456.0018 5286.375 1456.0018 L 5340.165 1473.4115 C 5340.165 1473.4115 5368.5815 1454.4938 5374.8784 1451.3188 C 5381.176 1448.1174 5411.285 1430.7871 5411.285 1430.7871 S 5414.3545 1416.579 5420.7046 1418.14 C 5427.028 1419.701 5453.9097 1413.4039 5457.1377 1426.051 C 5460.286 1438.6981 5483.9927 1478.2533 5483.9927 1478.2533 L 5520.32 1516.2211 L 5555.1655 1543.1027 L 5597.8696 1558.8455 C 5597.8696 1558.8455 5623.1104 1580.9911 5627.8203 1582.5785 C 5632.5566 1584.113 5656.237 1611.0742 5656.237 1611.0742 L 5668.8574 1633.114 C 5668.8574 1633.114 5660.9995 1650.5764 5654.676 1658.5139 C 5648.379 1666.3191 5629.408 1686.9567 5624.646 1685.2633 C 5619.884 1683.8081 5583.45 1677.4846 5583.45 1677.4846 L 5543.974 1682.1942 C 5543.974 1682.1942 5537.7563 1691.6929 5548.7896 1699.5774 C 5559.849 1707.4619 5572.47 1705.9274 5583.4766 1712.2244 C 5594.7217 1718.5215 5623.1377 1731.248 5623.1377 1731.248 S 5642.161 1734.3171 5642.161 1739.0267 C 5642.161 1743.7892 5648.405 1726.3798 5646.8174 1715.3466 C 5645.2563 1704.3135 5643.616 1690.1318 5654.702 1686.9303 C 5665.8413 1683.7817 5683.145 1686.9303 5683.145 1682.1414 C 5683.145 1677.4318 5687.987 1671.0289 5687.987 1671.0289 L 5702.195 1653.7781 L 5700.6074 1642.745 L 5714.9214 1631.5001 C 5714.9214 1631.5001 5707.0366 1622.2133 5700.6074 1614.1964 C 5694.3633 1606.2589 5687.987 1601.523 5692.564 1593.6118 C 5697.406 1585.7537 5713.1484 1574.6412 5721.2183 1580.9912 C 5729.076 1587.2882 5752.73 1590.4368 5751.1426 1598.4008 C 5749.6343 1606.2325 5751.1426 1617.2656 5754.37 1611.048 C 5757.413 1604.6714 5755.9575 1579.3773 5755.9575 1579.3773 S 5743.284 1562.0471 5732.198 1560.4596 C 5721.2446 1558.8192 5692.5635 1544.6376 5684.732 1541.489 C 5676.874 1538.3141 5662.6924 1530.4559 5662.6924 1530.4559 S 5668.936 1513.0728 5659.5967 1514.6603 C 5650.0186 1516.2213 5621.602 1511.4059 5621.602 1506.7493 C 5621.602 1501.9073 5593.107 1479.7352 5591.6514 1475.1051 C 5590.064 1470.2633 5564.6904 1435.5234 5564.6904 1435.5234 S 5550.3765 1421.3154 5548.868 1416.5793 C 5547.2275 1411.8168 5545.719 1403.9058 5542.5444 1391.3115 C 5539.29 1378.6644 5574.1094 1347.0468 5572.5483 1351.7563 C 5570.934 1356.413 5580.486 1362.8159 5586.889 1377.0242 C 5593.107 1391.3116 5618.4272 1414.992 5621.602 1424.4639 C 5624.724 1433.9095 5659.5967 1460.8706 5667.375 1463.9397 C 5675.4185 1467.0619 5679.9956 1476.6398 5695.8706 1482.9368 C 5711.7456 1489.2869 5710.211 1492.3295 5730.7163 1501.881 C 5751.1685 1511.3795 5754.3965 1514.6338 5757.439 1519.2642 C 5760.7197 1524.0795 5773.261 1522.5186 5778.103 1530.4031 C 5782.8125 1538.2612 5789.136 1539.8752 5789.136 1547.7598 C 5789.136 1555.6179 5795.566 1555.6179 5792.232 1571.44 C 5789.136 1587.2356 5784.427 1591.9717 5786.041 1595.1201 C 5787.6284 1598.3481 5816.0977 1656.8739 5827.1836 1656.8739 C 5838.217 1656.8739 5871.369 1669.521 5866.633 1688.4122 C 5861.9233 1707.3566 5887.1377 1732.677 5887.1377 1732.677 S 5908.278 1734.0264 5922.8833 1736.4604 C 5923.4917 1725.4274 5921.163 1707.7267 5933.149 1701.0328 C 5947.2246 1693.1218 5967.809 1685.1578 5964.608 1677.3527 C 5961.38 1669.468 5958.2314 1655.1805 5945.637 1645.7614 C 5933.149 1636.3158 5920.3433 1631.3945 5917.195 1615.7577 C 5914.099 1599.9092 5909.2837 1579.2716 5923.4917 1585.6481 C 5937.7 1591.9187 5950.3735 1622.1075 5956.829 1601.4172 C 5963.047 1580.912 5978.816 1566.651 5989.849 1571.4135 C 6001.041 1576.1495 6021.599 1584.0342 6020.0117 1590.3577 C 6018.3975 1596.6812 6034.2197 1647.3489 6034.2197 1647.3489 S 6040.517 1652.1378 6043.6655 1675.7916 S 6067.3457 1705.7953 6064.25 1713.7064 C 6061.0483 1721.5381 6051.5234 1726.2742 6076.924 1729.5021 C 6102.0854 1732.6771 6125.925 1737.3601 6125.925 1743.6838 C 6125.925 1750.0338 6146.4565 1753.3147 6149.6313 1757.9713 C 6152.727 1762.7339 6171.6973 1772.1796 6174.899 1762.7339 C 6178.0474 1753.3411 6184.3975 1734.2117 6189.1333 1737.3868 C 6193.8696 1740.6676 6233.3716 1740.6676 6236.573 1753.3676 C 6239.854 1765.8295 6266.6562 1765.8295 6266.6562 1769.1896 C 6266.6562 1772.2323 6290.363 1761.2784 6290.363 1761.2784 S 6323.515 1735.9314 6333.0137 1740.6675 C 6342.459 1745.4036 6369.261 1723.1783 6366.113 1743.7366 C 6363.017 1764.2944 6383.628 1783.3181 6375.6904 1803.8234 z M 6533.7266 1525.5874 C 6529.07 1530.3763 6498.9336 1560.3536 6498.9336 1560.3536 L 6438.8467 1552.4161 L 6397.783 1552.4161 L 6363.017 1539.8219 C 6363.017 1539.8219 6339.258 1531.9374 6334.548 1527.1484 C 6329.7324 1522.4124 6299.808 1511.2999 6299.808 1511.2999 L 6236.52 1525.5609 L 6187.466 1539.822 L 6170.1885 1555.5648 L 6111.6626 1541.3832 L 6076.923 1524.0265 L 6057.8467 1503.4155 L 6075.2563 1503.4155 L 6069.0654 1478.1477 L 6072.108 1460.7911 L 6087.8506 1451.2396 L 6098.9897 1405.4403 L 6118.013 1397.5293 L 6122.6963 1373.8755 C 6122.6963 1373.8755 6138.545 1359.5615 6143.334 1354.8254 C 6148.07 1350.1425 6163.8657 1327.9174 6163.8657 1327.9174 L 6201.7007 1343.7659 C 6201.7007 1343.7659 6241.2295 1348.5548 6234.9326 1350.1688 C 6228.503 1351.7034 6209.5854 1373.902 6209.5854 1373.902 S 6223.82 1381.6807 6230.3555 1386.5226 C 6236.52 1391.2587 6250.834 1399.0903 6247.633 1408.6417 C 6244.431 1418.0873 6271.3394 1416.5264 6271.3394 1416.5264 L 6280.8374 1400.7307 L 6325.023 1389.6976 L 6340.845 1381.7073 L 6315.5244 1373.9285 C 6315.5244 1373.9285 6293.4053 1365.9381 6296.607 1361.1757 C 6299.8086 1356.3867 6320.3135 1324.7954 6320.3135 1324.7954 S 6372.516 1309.0527 6377.1987 1309.0527 C 6381.829 1309.0527 6413.6587 1302.7291 6413.6587 1302.7291 S 6388.3647 1327.997 6385.1104 1332.7859 C 6381.8296 1337.5748 6386.7505 1353.2646 6378.813 1359.6675 C 6370.981 1365.9646 6359.7627 1372.3676 6355.1064 1373.9814 C 6350.2646 1375.4366 6353.4395 1391.3116 6358.202 1392.9257 C 6363.071 1394.5397 6378.8135 1400.8102 6378.8135 1400.8102 L 6448.399 1437.1111 L 6491.05 1479.762 L 6524.361 1506.7759 C 6524.3335 1506.6697 6538.4624 1520.8778 6533.7266 1525.5874 z M 6935.364 1734.1848 L 6895.6763 1738.9209 C 6895.6763 1738.9209 6860.9624 1724.6863 6859.481 1718.4156 C 6857.7607 1712.1187 6849.903 1697.884 6845.1406 1701.0326 C 6840.4307 1704.2341 6824.6357 1705.7952 6819.926 1704.2341 C 6815.216 1702.6202 6797.6743 1688.4121 6797.6743 1682.0885 C 6797.6743 1675.8179 6792.8584 1661.6097 6800.8223 1655.2068 C 6808.813 1648.9098 6824.608 1637.9031 6821.407 1633.0347 C 6818.3647 1628.3517 6816.6187 1607.9521 6816.6187 1604.6184 C 6816.6187 1601.4435 6816.6187 1598.3478 6826.1963 1596.7339 C 6835.6416 1595.1199 6835.6416 1595.1199 6835.6416 1595.1199 S 6838.79 1585.7007 6834.028 1580.9382 C 6829.318 1576.1757 6800.77 1555.6176 6797.621 1550.9081 C 6794.6577 1546.1985 6759.6797 1513.0198 6754.97 1508.1249 C 6750.287 1503.4948 6729.702 1489.2865 6729.702 1489.2865 L 6718.6426 1465.5005 L 6728.0884 1435.4968 L 6699.7246 1429.1733 L 6693.4277 1408.6946 L 6693.4277 1403.9056 L 6723.3516 1369.1924 C 6723.3516 1369.1924 6743.9893 1358.1592 6748.6724 1361.1754 C 6753.4087 1364.4563 6764.415 1351.7299 6766.2407 1346.9938 C 6767.643 1342.152 6797.647 1321.6202 6804.076 1318.4717 C 6810.347 1315.3496 6821.38 1301.1151 6827.783 1309.0261 C 6834.027 1316.8843 6873.5293 1329.6107 6873.5293 1329.6107 S 6887.8696 1332.7328 6886.15 1338.9769 C 6884.6147 1345.4064 6871.942 1386.5226 6871.942 1386.5226 S 6843.579 1378.6116 6840.43 1380.1991 C 6837.361 1381.7073 6815.2153 1389.6976 6819.925 1402.3182 C 6824.635 1414.9653 6802.568 1407.0543 6804.103 1413.3778 C 6805.6113 1419.6484 6808.813 1429.147 6813.602 1432.3219 C 6818.3643 1435.4705 6845.114 1449.6786 6848.3154 1459.1771 C 6851.411 1468.7286 6895.6494 1497.1714 6895.6494 1497.1714 S 6900.4385 1500.2935 6898.851 1506.7228 C 6897.369 1513.0199 6894.115 1546.1986 6898.851 1546.1986 S 6914.5938 1544.5847 6914.5938 1544.5847 S 6928.9604 1514.6074 6933.7227 1517.7823 C 6938.4326 1520.9044 6957.4297 1535.1125 6962.166 1546.1721 C 6966.796 1557.2317 6976.3735 1568.2383 6971.6113 1571.4133 C 6966.769 1574.5354 6944.703 1573.0009 6938.4062 1573.0009 C 6932.189 1573.0009 6920.9966 1565.0898 6917.8477 1568.2383 C 6914.5938 1571.4133 6908.4023 1579.2979 6913.0854 1588.7435 C 6917.8477 1598.3215 6927.399 1612.5032 6932.188 1615.7576 C 6936.844 1618.8531 6941.528 1617.1863 6955.8677 1629.9921 C 6970.0757 1642.6392 6974.7856 1648.8833 6970.0757 1663.1443 C 6965.3135 1677.3524 6968.4614 1690.026 6970.0757 1694.7091 C 6971.636 1699.4452 6974.7856 1710.5048 6978.0127 1715.2408 C 6981.082 1720.0033 6981.082 1726.2739 6981.082 1726.2739 L 6935.364 1734.1848 z M 6364.896 470.24396 C 6364.3403 470.0323 6363.7314 470.0323 6363.52 470.0323 C 6363.017 470.24396 6363.6255 470.24396 6364.896 470.24396 z M 10206.09 797.851 C 10206.223 797.61285 10205.984 797.1896 10205.72 796.8721 C 10205.852 797.95685 10205.852 798.486 10206.09 797.851 z M 7355.2837 264.45102 C 7355.2837 264.45102 7355.9453 264.2923 7357.2153 263.68372 C 7356.131 262.70477 7355.3896 261.96396 7355.2837 261.48767 C 7354.252 257.175 7355.2837 264.45102 7355.2837 264.45102 z M 6907.371 3795.1304 C 6907.371 3795.1304 6873.557 3833.1775 6871.5464 3839.58 C 6869.3237 3845.7979 6842.046 3879.532 6837.6797 3890.0361 C 6833.4463 3900.5664 6799.8447 3923.7175 6799.8447 3923.7175 L 6738.699 3949.038 C 6738.699 3949.038 6717.665 3951.1548 6723.9355 3959.7007 C 6723.9355 3959.7007 6719.702 3976.4487 6705.0444 3995.4727 C 6690.2275 4014.3901 6705.0444 4039.658 6705.0444 4039.658 L 6713.3784 4081.8062 L 6713.3784 4121.917 C 6713.3784 4121.917 6700.705 4166.182 6694.408 4168.2456 C 6688.164 4170.4155 6677.6074 4183.036 6671.31 4204.1494 C 6664.9067 4225.184 6667.0767 4239.9478 6667.0767 4239.9478 S 6671.31 4271.5654 6664.9067 4277.942 C 6658.4775 4284.2393 6675.437 4315.8037 6681.8667 4326.4663 C 6688.164 4336.9175 6705.0444 4343.2144 6705.0444 4343.2144 S 6719.7026 4355.9146 6726.079 4360.0684 C 6732.376 4364.302 6763.9673 4351.8135 6763.9673 4351.8135 S 6787.224 4341.283 6793.4683 4336.97 C 6799.818 4332.6577 6804.078 4330.673 6816.619 4309.586 C 6829.345 4288.4985 6820.9316 4294.7954 6822.9165 4288.4985 C 6825.165 4282.201 6837.654 4254.7114 6844.083 4218.913 C 6850.38 4183.062 6852.55 4185.1787 6860.9365 4153.5874 C 6869.298 4121.9434 6879.854 4113.45 6881.971 4088.2883 C 6884.088 4062.9675 6886.1514 4052.358 6888.2153 4043.8647 C 6890.385 4035.5042 6911.5513 4003.9128 6913.5625 3982.7722 C 6915.6265 3961.7908 6915.6265 3951.181 6911.5522 3942.8203 C 6907.372 3934.2744 6936.846 3940.5713 6940.9736 3927.951 C 6945.286 3915.277 6940.9736 3927.951 6943.1436 3921.7332 C 6945.286 3915.304 6947.456 3875.3252 6947.456 3852.1743 C 6947.456 3828.9966 6924.2515 3793.0137 6921.924 3786.822 C 6919.9917 3780.4724 6907.371 3795.1304 6907.371 3795.1304 z M 9013.03 3489.5632 C 9019.46 3472.7095 9013.03 3470.5925 9008.876 3462.1787 C 9004.696 3453.7651 9017.211 3415.8767 9034.144 3401.06 C 9050.997 3386.2698 9025.73 3384.1003 9025.73 3384.1003 L 9000.437 3388.3335 L 8977.231 3344.0688 C 8977.231 3344.0688 8937.174 3312.557 8924.58 3304.0637 C 8911.906 3295.703 8943.418 3278.7432 8943.418 3278.7432 S 8871.928 3211.3008 8863.461 3211.3008 C 8855.048 3211.3008 8812.793 3177.6191 8806.496 3175.423 C 8800.199 3173.3857 8766.491 3116.421 8766.491 3116.421 L 8623.087 3044.7983 C 8623.087 3044.7983 8604.169 3061.7314 8604.169 3070.066 C 8604.169 3078.506 8629.49 3082.713 8629.49 3082.713 S 8637.851 3089.01 8646.291 3093.27 C 8654.705 3097.5034 8679.973 3118.5376 8682.116 3133.3806 C 8684.153 3148.0652 8688.466 3156.5317 8703.203 3169.0994 C 8718.046 3181.773 8743.208 3188.2024 8743.208 3188.2024 S 8753.871 3223.9739 8762.311 3228.2073 C 8770.672 3232.441 8777.048 3251.332 8781.148 3261.942 C 8785.409 3272.4722 8825.52 3337.7979 8823.244 3360.9753 C 8821.233 3384.1792 8852.931 3439.0273 8852.931 3439.0273 S 8924.606 3495.8596 8926.723 3504.3528 C 8928.787 3512.7134 8981.306 3527.5303 8981.306 3527.5303 S 9006.733 3506.3904 9013.03 3489.5632 z M 9502.087 3057.419 C 9502.087 3049.0051 9478.882 3030.0876 9472.506 3021.5945 C 9466.209 3013.1013 9428.32 2979.3936 9419.906 2973.0964 C 9411.546 2966.7993 9419.906 2973.0964 9407.286 2996.3796 C 9394.666 3019.5308 9379.85 3046.915 9373.472 3048.9788 C 9367.122 3051.0955 9320.873 3080.57 9308.146 3095.3074 C 9295.526 3110.0447 9270.312 3148.0388 9261.897 3141.874 C 9253.484 3135.4448 9217.475 3169.0732 9217.475 3169.0732 L 9198.557 3215.4546 L 9139.502 3202.887 L 9143.683 3221.9106 C 9143.683 3221.9106 9124.817 3251.2793 9129.051 3257.735 C 9133.284 3264.0586 9129.051 3287.2888 9135.348 3299.8037 C 9141.592 3312.5566 9147.969 3320.9438 9158.499 3329.3574 S 9171.119 3365.1821 9164.796 3386.2695 S 9173.29 3411.5369 9181.65 3420.0835 C 9190.063 3428.444 9209.008 3430.6138 9217.475 3424.1843 C 9225.889 3417.8342 9242.795 3415.8499 9253.458 3422.1472 C 9263.776 3428.4446 9291.346 3428.4446 9299.706 3439.001 C 9308.12 3449.5312 9341.881 3443.1816 9348.125 3449.5312 C 9354.555 3455.8286 9388.262 3443.1812 9396.623 3434.6353 C 9404.958 3426.3801 9396.623 3409.5527 9396.623 3382.036 C 9396.623 3354.6516 9400.856 3356.7683 9415.7 3346.2114 C 9430.4375 3335.681 9440.967 3327.2407 9443.031 3312.5828 C 9445.228 3297.7397 9449.407 3272.4722 9449.407 3259.7983 C 9449.407 3247.125 9483.142 3249.2944 9489.386 3245.0347 C 9495.895 3240.8013 9485.152 3232.414 9485.152 3226.1172 C 9485.152 3219.7144 9457.768 3190.2659 9451.523 3179.7092 C 9445.227 3169.0994 9462.001 3116.421 9472.479 3108.007 C 9483.169 3099.5671 9502.087 3065.8591 9502.087 3057.419 z M 9206.996 3624.421 C 9213.268 3626.5376 9228.005 3626.5376 9259.516 3634.9512 C 9291.318 3643.3647 9320.819 3645.5344 9324.974 3653.9216 C 9329.207 3662.2822 9356.486 3653.9216 9369.291 3651.858 C 9381.911 3649.6882 9411.519 3622.2776 9430.437 3643.3909 C 9449.434 3664.4783 9487.295 3649.6882 9493.6455 3653.9211 C 9499.943 3658.0222 9519.072 3643.3909 9542.117 3645.5605 C 9565.348 3647.5715 9567.465 3653.9211 9573.762 3653.9211 S 9601.146 3660.2715 9611.703 3658.0222 C 9622.26 3655.985 9634.854 3643.3643 9653.851 3645.534 C 9672.928 3647.545 9723.357 3630.6643 9723.357 3630.6643 S 9723.357 3632.8074 9710.869 3641.2214 C 9698.143 3649.635 9655.968 3681.2 9655.968 3681.2 S 9649.618 3677.0461 9647.475 3689.7458 C 9645.4375 3702.3667 9632.816 3727.7136 9645.4375 3717.0508 C 9658.138 3706.6526 9702.402 3668.6587 9712.959 3660.2446 C 9723.384 3651.831 9727.616 3647.545 9738.174 3641.2214 C 9748.704 3634.924 9771.855 3628.5476 9771.855 3628.5476 L 9786.698 3618.0173 C 9786.698 3618.0173 9773.998 3609.6567 9767.622 3611.7202 C 9761.431 3613.916 9750.769 3603.3594 9736.109 3609.6562 C 9721.293 3615.9536 9681.314 3622.277 9681.314 3622.277 S 9655.993 3626.5369 9641.256 3620.24 S 9609.56 3603.3594 9603.288 3611.7468 C 9596.991 3620.24 9561.167 3630.7173 9554.737 3630.7173 C 9548.5205 3630.7173 9525.289 3628.6006 9508.436 3624.4468 C 9491.555 3620.266 9487.321 3620.266 9478.908 3620.266 S 9470.494 3613.969 9447.317 3611.773 C 9424.061 3609.7092 9417.631 3603.4124 9411.546 3605.4758 C 9405.01 3607.6716 9394.691 3609.7092 9386.278 3613.969 C 9377.759 3618.0698 9352.358 3618.0698 9346.22 3611.773 C 9339.79 3605.4758 9276.502 3592.8555 9276.502 3592.8555 S 9268.141 3582.3252 9287.165 3576.0017 C 9306.083 3569.7043 9301.955 3569.7043 9299.733 3561.3174 C 9297.669 3552.7449 9265.973 3552.7449 9257.664 3555.0203 C 9249.251 3556.9783 9228.031 3561.3174 9219.617 3552.7449 C 9211.257 3544.49 9185.936 3523.1646 9177.575 3535.8645 C 9169.082 3548.538 9173.342 3565.4448 9164.85 3563.3809 C 9156.488 3561.3171 9099.445 3567.5615 9099.445 3561.3171 C 9099.445 3555.0198 9084.707 3538.0603 9078.357 3535.864 C 9072.061 3533.827 9074.178 3527.5295 9063.674 3523.164 C 9053.091 3519.169 9032.056 3525.3337 9032.056 3525.3337 L 9011.0205 3527.5295 L 8985.674 3556.9778 C 8985.674 3556.9778 9044.702 3563.3809 9051.025 3571.7683 C 9057.323 3580.235 9088.967 3605.4495 9088.967 3605.4495 S 9131.035 3615.9797 9141.6455 3618.0703 C 9152.202 3620.2407 9200.7 3622.2778 9206.996 3624.421 z M 9137.518 2441.9717 C 9130.982 2437.7913 9114.261 2437.7913 9114.261 2437.7913 L 9093.146 2446.1787 L 9082.616 2441.972 L 9059.359 2473.6426 C 9059.359 2473.6426 9065.709 2509.414 9072.033 2509.414 S 9101.534 2509.414 9101.534 2509.414 L 9124.817 2492.5864 L 9137.518 2461.0217 C 9137.518 2461.0217 9143.683 2446.205 9137.518 2441.9717 z M 9478.882 2357.6755 L 9491.556 2332.3284 C 9491.556 2332.3284 9497.905 2307.0342 9499.943 2300.7373 C 9502.086 2294.3079 9510.42 2275.3901 9504.256 2264.8596 C 9497.905 2254.329 9502.086 2239.6184 9497.905 2231.178 C 9493.6455 2222.8171 9491.556 2210.1174 9491.556 2210.1174 L 9470.469 2218.5046 C 9462.056 2226.9185 9449.434 2264.8596 9449.434 2264.8596 S 9440.994 2302.9333 9447.291 2311.1616 C 9453.588 2319.7605 9470.469 2342.8586 9470.469 2342.8586 L 9478.882 2357.6755 z M 9744.445 2992.067 C 9763.416 2998.4434 9769.766 2994.316 9767.596 2985.664 C 9765.532 2977.2502 9759.183 2933.065 9754.976 2916.264 C 9750.742 2899.41 9780.243 2886.6833 9748.679 2861.4688 C 9717.114 2836.0686 9719.23 2838.3176 9717.114 2836.0686 C 9714.971 2833.952 9714.971 2812.9177 9714.971 2812.9177 S 9721.269 2791.8833 9717.114 2785.5862 C 9712.934 2779.2893 9708.674 2766.6155 9704.44 2760.3186 C 9700.207 2753.9685 9700.207 2751.9048 9687.533 2751.9048 C 9674.913 2751.9048 9674.913 2737.1145 9666.498 2739.1519 C 9658.138 2741.2686 9636.998 2758.096 9651.708 2732.9604 C 9666.498 2707.5076 9658.111 2703.3271 9658.111 2699.0938 C 9658.111 2694.9136 9647.448 2688.6162 9636.971 2686.5261 C 9626.493 2684.3564 9617.975 2671.736 9603.264 2675.9429 C 9588.526 2680.282 9582.229 2669.6987 9573.763 2669.6987 C 9565.349 2669.6987 9561.143 2659.0889 9559.078 2646.5476 C 9556.909 2633.874 9561.143 2608.5535 9561.143 2602.283 C 9561.143 2595.8801 9573.763 2576.9358 9573.763 2576.9358 S 9577.996 2568.4163 9573.763 2553.732 C 9569.583 2539.021 9561.143 2513.7004 9561.143 2503.1963 C 9561.143 2492.6658 9537.858 2482.1091 9537.858 2482.1091 L 9510.422 2492.6396 L 9499.944 2585.4023 C 9499.944 2585.4023 9481.0 2591.6467 9483.17 2600.0603 C 9485.154 2608.5535 9485.154 2648.6113 9495.765 2657.0251 C 9506.242 2665.3596 9523.201 2675.9429 9523.201 2675.9429 C 9527.329 2686.5261 9516.957 2707.5076 9516.957 2707.5076 S 9542.119 2737.141 9544.368 2745.6077 C 9546.379 2753.9685 9559.105 2749.7087 9559.105 2749.7087 S 9552.809 2692.8232 9565.35 2703.3008 C 9578.023 2713.8843 9611.705 2711.8997 9613.769 2724.4412 C 9615.965 2737.1145 9639.115 2749.709 9643.217 2762.4353 C 9647.45 2775.0823 9674.914 2779.3157 9672.903 2789.7402 C 9670.733 2800.3235 9653.826 2800.3235 9643.217 2802.4136 C 9632.792 2804.5303 9599.031 2779.3154 9599.031 2779.3154 S 9590.617 2777.1987 9588.554 2789.7664 C 9586.489 2802.44 9592.733 2834.0046 9601.174 2844.5352 C 9609.535 2855.145 9618.027 2844.5352 9622.288 2850.8323 C 9626.521 2857.2615 9622.288 2871.999 9628.638 2880.4656 C 9634.8545 2888.8794 9651.735 2890.943 9658.138 2886.7097 C 9664.436 2882.5823 9685.522 2871.9724 9685.522 2871.9724 S 9683.3 2846.7048 9674.939 2842.392 C 9666.526 2838.212 9653.853 2825.538 9660.255 2819.3206 C 9666.499 2812.944 9679.12 2800.3232 9685.522 2802.3872 C 9691.714 2804.504 9706.637 2831.9146 9704.44 2838.2117 C 9702.403 2844.5088 9704.44 2846.7048 9712.934 2869.803 C 9721.269 2893.1392 9725.554 2888.8794 9714.971 2893.1392 C 9704.44 2897.2402 9693.937 2909.9932 9687.534 2914.1736 C 9686.132 2915.1526 9685.92 2915.761 9686.132 2916.158 C 9684.597 2915.6553 9680.549 2914.9143 9670.732 2914.1736 C 9643.216 2912.057 9649.592 2899.4363 9643.216 2912.057 C 9636.998 2924.6775 9630.596 2935.2078 9630.596 2935.2078 L 9615.9375 2941.505 C 9615.9375 2941.505 9605.328 2975.1865 9607.444 2985.6902 C 9609.508 2996.406 9609.508 2996.406 9609.508 2996.406 S 9630.596 2956.2686 9636.972 2956.2686 C 9643.189 2956.2686 9643.189 2966.799 9651.709 2960.449 C 9660.229 2954.1519 9668.669 2958.4382 9668.669 2958.4382 S 9681.289 2952.0354 9679.119 2968.8364 C 9677.188 2985.6902 9677.188 2987.8071 9683.3 3004.8726 C 9689.782 3021.6208 9706.636 3030.0874 9712.933 3036.3845 S 9727.591 3046.915 9731.851 3051.1218 C 9736.084 3055.302 9738.147 3032.1511 9736.084 3015.2974 C 9733.888 2998.4434 9725.527 2985.664 9744.445 2992.067 z M 9596.966 3247.1252 C 9620.302 3259.7986 9634.8545 3266.1753 9653.825 3272.4722 C 9672.901 3278.7693 9691.713 3259.7988 9695.999 3264.085 C 9700.18 3268.2388 9719.2295 3249.2683 9719.2295 3249.2683 S 9733.887 3228.1812 9731.85 3221.937 C 9729.733 3215.481 9727.59 3196.5635 9723.356 3202.9133 C 9719.255 3209.1575 9679.118 3232.4143 9670.757 3234.4517 C 9662.3955 3236.5684 9641.256 3228.1812 9622.285 3228.1812 C 9603.288 3228.1812 9556.934 3213.3909 9550.504 3219.7146 C 9544.392 3226.1172 9525.288 3251.3057 9527.353 3261.942 C 9529.522 3272.4724 9527.353 3278.796 9527.353 3285.1987 C 9527.353 3291.4958 9521.055 3320.9705 9521.055 3312.5833 L 9491.58 3390.4236 C 9491.58 3390.4236 9514.704 3449.5579 9512.694 3460.1147 C 9510.471 3470.5923 9506.291 3529.7004 9512.694 3523.2708 C 9519.097 3516.8677 9550.529 3512.7405 9550.529 3512.7405 S 9561.192 3474.799 9559.129 3457.9714 C 9556.959 3441.1177 9537.909 3388.386 9554.763 3392.6194 C 9571.749 3396.8528 9588.577 3417.8872 9588.577 3417.8872 S 9575.877 3430.6665 9580.11 3439.054 S 9599.081 3457.9714 9597.017 3476.9424 C 9594.9 3495.9128 9603.314 3504.3796 9603.314 3497.9768 C 9603.314 3491.6794 9624.428 3502.2102 9626.545 3506.4436 C 9628.344 3510.2273 9648.293 3492.5793 9651.389 3492.738 C 9651.627 3486.4407 9654.775 3460.5913 9649.643 3453.7646 C 9643.266 3445.351 9643.266 3432.7305 9628.661 3415.8762 C 9613.791 3398.8372 9632.841 3394.7622 9618.051 3375.633 C 9603.313 3356.7947 9597.017 3363.0918 9603.313 3356.7947 C 9609.558 3350.4182 9622.311 3346.2378 9632.841 3339.9143 C 9643.266 3333.5642 9651.759 3316.7632 9651.759 3316.7632 C 9653.875 3310.466 9658.161 3312.5828 9641.281 3308.3494 C 9624.428 3304.116 9609.584 3299.8298 9599.08 3312.5828 C 9588.603 3325.1506 9578.045 3327.2673 9578.045 3327.2673 S 9578.045 3327.2673 9569.632 3329.384 S 9563.282 3316.7634 9556.958 3314.6467 C 9550.528 3312.5828 9550.528 3310.4663 9546.428 3295.729 C 9542.167 3280.939 9546.428 3257.735 9552.83 3253.4224 C 9559.078 3249.2683 9573.762 3234.4517 9596.966 3247.1252 z M 9651.708 3493.7432 C 9651.946 3493.029 9651.708 3492.7642 9651.338 3492.7114 C 9651.232 3494.1401 9651.338 3494.9604 9651.708 3493.7432 z M 10477.949 3493.7432 C 10475.938 3481.0696 10473.716 3466.359 10467.577 3455.8547 C 10461.096 3445.3245 10324.041 3373.543 10307.187 3367.2458 C 10290.333 3360.9487 10202.015 3333.5378 10202.015 3333.5378 S 10159.708 3350.3918 10159.708 3356.7683 C 10159.708 3363.0652 10138.594 3386.2693 10130.127 3394.7622 C 10121.793 3403.123 10123.856 3411.5632 10111.236 3409.4998 C 10098.536 3407.383 10096.552 3409.4998 10090.017 3403.1497 C 10083.905 3396.8523 10077.476 3375.633 10069.062 3369.4153 C 10060.568 3363.1182 10043.768 3354.678 10047.842 3337.824 C 10052.182 3320.97 10058.373 3297.8188 10045.778 3297.8188 S 10014.267 3306.312 10010.007 3299.8296 C 10005.773 3293.6384 9980.559 3295.7551 9980.559 3295.7551 L 9927.933 3310.4924 L 9921.397 3312.6091 C 9921.397 3312.6091 9944.681 3356.821 9959.524 3352.5613 C 9974.262 3348.4075 10001.593 3382.0886 10001.593 3382.0886 S 9993.231 3401.112 9997.412 3407.4094 S 10018.5 3445.377 10018.5 3445.377 L 10052.182 3443.2603 L 10085.889 3457.9978 L 10176.589 3487.499 L 10201.988 3516.8938 L 10216.726 3580.288 C 10216.726 3580.288 10178.679 3605.503 10180.849 3616.0598 C 10182.912 3626.6167 10229.347 3614.0227 10229.347 3614.0227 L 10267.235 3632.9402 L 10313.484 3656.0913 L 10366.321 3658.1284 L 10397.834 3622.3567 C 10397.834 3622.3567 10444.136 3582.3518 10444.136 3590.792 S 10486.39 3616.0598 10492.74 3635.057 C 10499.17 3654.0273 10537.031 3687.841 10537.031 3687.841 S 10589.631 3704.6948 10596.007 3706.8118 C 10602.251 3708.7698 10617.121 3710.9922 10631.9375 3715.1724 C 10646.675 3719.3792 10617.095 3677.1519 10617.095 3677.1519 S 10570.66 3649.7673 10568.596 3639.2104 C 10566.532 3628.6536 10528.591 3597.1418 10530.708 3586.5847 C 10532.771 3576.0544 10513.722 3563.4338 10522.268 3563.4338 C 10530.708 3563.4338 10564.362 3559.2532 10560.183 3552.7979 C 10556.002 3546.6067 10532.798 3506.469 10522.268 3506.469 C 10511.764 3506.3904 10480.172 3506.3904 10477.949 3493.7432 z M 10549.678 4206.1606 C 10549.678 4206.1606 10526.526 4195.7095 10524.41 4199.9165 C 10522.32 4204.15 10513.801 4159.8584 10513.801 4159.8584 L 10518.034 4136.7075 C 10518.034 4136.7075 10454.719 4056.5122 10452.788 4062.942 C 10450.485 4069.239 10429.504 3997.5896 10429.504 3997.5896 L 10423.233 3919.6167 L 10408.47 3873.209 L 10370.581 3877.4424 L 10362.114 3801.507 L 10340.895 3729.8582 L 10330.47 3725.6775 L 10309.355 3774.0964 C 10309.355 3774.0964 10298.825 3841.6182 10294.565 3864.7954 C 10290.332 3887.9465 10288.269 3921.7336 10275.648 3942.821 C 10262.975 3963.9084 10233.447 4014.3909 10233.447 4014.3909 S 10199.713 4014.3909 10195.453 4008.0938 C 10191.272 4001.7964 10153.384 3982.7732 10153.384 3982.7732 L 10130.101 3946.975 L 10092.292 3917.5269 C 10092.292 3917.5269 10066.786 3885.8296 10064.775 3887.9465 C 10062.738 3890.0364 10083.878 3858.498 10089.99 3854.2385 C 10096.525 3850.0579 10098.483 3829.0237 10098.483 3829.0237 L 10132.218 3801.5334 C 10132.218 3801.5334 10138.542 3790.9763 10132.218 3784.7324 C 10125.868 3778.356 10125.868 3767.799 10117.48 3765.6296 C 10109.014 3763.5657 10060.515 3786.849 10060.515 3786.849 L 10020.51 3767.799 C 10020.51 3767.799 9990.93 3753.0088 9984.739 3742.4785 C 9978.389 3732.001 9961.455 3725.6775 9957.275 3729.8577 C 9953.042 3734.091 9957.275 3755.1255 9957.275 3755.1255 S 9965.927 3773.6992 9968.97 3779.4937 C 9965.106 3776.2131 9950.951 3786.8225 9950.951 3786.8225 L 9910.894 3790.9236 L 9885.546 3814.1013 L 9866.575 3850.0051 L 9853.98 3875.299 C 9853.98 3875.299 9864.458 3892.1528 9860.277 3890.0098 C 9856.044 3887.9197 9799.105 3904.8003 9799.105 3904.8003 S 9784.263 3873.209 9777.965 3866.8855 C 9771.668 3860.509 9752.75 3850.0051 9744.283 3850.0051 C 9735.923 3850.0051 9714.809 3869.0022 9714.809 3869.0022 L 9706.475 3913.214 L 9674.777 3904.8005 L 9647.313 3951.1555 L 9620.167 3961.7654 L 9605.219 3993.33 L 9596.857 3959.7017 L 9565.239 3989.15 L 9554.63 4037.5159 C 9554.63 4037.5159 9514.571 4075.5364 9510.338 4083.9502 C 9506.158 4092.311 9417.495 4124.0874 9417.495 4124.0874 L 9360.743 4143.0054 C 9360.743 4143.0054 9331.242 4149.3022 9324.892 4149.3022 C 9318.594 4149.3022 9263.693 4189.4136 9263.693 4189.4136 L 9244.882 4208.331 L 9238.532 4191.477 L 9215.328 4216.745 L 9215.328 4269.4766 L 9192.123 4301.0146 L 9204.797 4349.46 L 9185.826 4355.863 L 9168.973 4368.5894 L 9187.969 4406.531 L 9194.267 4475.931 C 9194.267 4475.931 9204.7705 4497.0977 9202.706 4509.7974 C 9200.616 4522.3125 9192.123 4535.012 9192.123 4543.426 S 9198.473 4583.4307 9198.473 4591.8447 C 9198.473 4600.3115 9179.423 4655.239 9179.423 4655.239 L 9156.352 4693.1274 L 9137.434 4695.244 C 9137.434 4695.244 9141.508 4735.3286 9147.885 4735.3286 C 9154.182 4735.3286 9173.231 4743.663 9190.006 4750.1187 C 9206.94 4756.2837 9234.298 4745.8853 9240.647 4743.6895 C 9246.944 4741.5728 9293.379 4716.305 9293.379 4716.305 S 9320.764 4697.387 9329.15 4699.451 C 9337.564 4701.568 9375.638 4695.2705 9381.829 4699.451 C 9388.179 4703.6846 9436.65 4701.568 9436.65 4701.568 L 9466.099 4670.0034 L 9546.268 4634.126 L 9586.378 4629.8926 L 9683.189 4602.5347 L 9765.422 4610.922 C 9765.422 4610.922 9835.06 4661.5894 9835.06 4657.3564 C 9835.06 4653.176 9849.797 4684.794 9849.797 4684.794 L 9845.617 4724.7456 C 9845.617 4724.7456 9868.741 4743.7163 9870.806 4737.4194 C 9872.975 4731.0693 9896.205 4705.8013 9902.556 4699.478 C 9908.721 4693.1807 9927.876 4684.794 9942.641 4674.263 C 9957.298 4663.6797 9961.479 4657.356 9961.479 4657.356 S 9946.795 4699.4775 9940.392 4699.4775 C 9934.095 4699.4775 9921.342 4712.098 9915.044 4720.565 C 9908.747 4728.9253 9898.323 4735.3813 9898.323 4739.6147 C 9898.323 4743.716 9910.943 4743.716 9917.108 4739.6147 C 9923.538 4735.3813 9934.095 4722.6284 9942.641 4718.395 C 9950.975 4714.2144 9955.314 4716.3315 9953.065 4726.862 C 9951.001 4737.392 9951.001 4747.8433 9942.641 4752.0767 C 9934.095 4756.31 9923.538 4762.607 9908.747 4771.127 C 9894.142 4779.5938 9883.559 4773.164 9877.183 4779.5938 C 9870.833 4785.944 9881.362 4792.3203 9885.596 4796.4478 C 9889.829 4800.681 9900.466 4813.381 9908.747 4798.617 C 9917.108 4783.8267 9927.903 4773.164 9934.095 4769.063 C 9940.392 4764.9355 9953.065 4752.0767 9953.065 4762.634 S 9959.495 4783.8535 9961.479 4792.3467 C 9963.675 4800.681 9946.795 4817.5347 9948.805 4821.7153 C 9950.975 4825.9487 9972.141 4872.33 9972.141 4872.33 S 9984.762 4889.078 9999.42 4889.078 C 10014.21 4889.078 10045.722 4899.714 10052.125 4901.91 C 10058.316 4903.8945 10088.002 4901.91 10092.262 4893.417 C 10096.495 4884.95 10121.711 4868.0967 10119.646 4874.3936 C 10117.477 4880.744 10121.711 4893.417 10128.008 4899.7144 S 10144.861 4922.998 10144.861 4922.998 L 10222.888 4861.7466 C 10222.888 4861.7466 10281.863 4849.073 10283.953 4855.4497 C 10286.123 4861.7466 10323.958 4813.381 10323.958 4813.381 L 10444.079 4665.849 L 10490.646 4634.152 L 10524.302 4585.6543 L 10570.604 4501.2256 L 10595.924 4406.611 L 10614.921 4334.908 L 10568.54 4265.2437 L 10549.678 4206.1606 z M 10081.683 4992.4487 C 10081.683 4992.4487 10052.234 4973.4785 10047.8955 4967.181 L 10047.8955 4960.831 L 10026.914 5026.1035 L 10007.996 5095.7686 C 10007.996 5095.7686 10045.832 5100.002 10050.065 5102.0654 C 10054.299 5104.1025 10117.587 5066.2676 10119.757 5057.801 C 10121.82 5049.334 10163.995 4979.802 10163.995 4979.802 S 10096.605 4994.5396 10081.683 4992.4487 z M 11224.206 4870.2383 L 11203.092 4849.0186 C 11203.092 4849.0186 11205.288 4819.5703 11198.858 4819.5703 C 11192.642 4819.5703 11182.005 4821.687 11182.005 4821.687 L 11192.615 4747.815 L 11154.488 4724.717 L 11146.181 4838.541 L 11118.717 4901.9087 L 11064.054 4922.9956 C 11064.054 4922.9956 11087.205 4946.0938 11095.618 4946.0938 C 11103.9795 4946.0938 11089.269 4971.388 11089.269 4971.388 L 11053.443 5003.032 C 11053.443 5003.032 11040.876 4996.656 11040.876 4979.802 C 11040.876 4962.8945 11007.062 4996.6553 11007.062 4996.6553 L 10983.911 4981.8647 L 10920.622 5036.5806 L 10834.235 5080.951 L 10631.936 5205.385 L 10659.267 5220.1226 C 10659.267 5220.1226 10684.561 5230.653 10686.678 5234.9126 C 10688.715 5239.0405 10749.887 5207.4756 10749.887 5207.4756 L 10819.499 5156.808 L 10853.101 5127.3594 C 10853.101 5127.3594 10914.352 5110.506 10912.183 5118.946 C 10910.172 5127.3594 10931.153 5078.9146 10931.153 5078.9146 L 10990.182 5047.2964 L 11026.059 5011.525 L 11055.507 5019.806 L 11097.682 5005.069 L 11169.357 4958.74 L 11181.978 4920.7197 L 11205.261 4922.9688 L 11249.394 4891.272 L 11278.895 4840.6836 L 11224.206 4870.2383 z M 2729.6267 247.75583 C 2746.4807 253.94708 2756.9846 256.14313 2792.8887 258.2598 C 2828.7397 260.27063 2832.973 256.14313 2849.8005 262.41373 C 2866.5222 268.6579 2881.3389 279.42645 2887.7153 264.45102 C 2894.0122 249.7931 2902.4524 249.7931 2908.7495 241.32645 C 2915.0466 232.9127 2908.7495 224.47249 2919.2537 220.26564 C 2929.7842 216.08522 2948.8074 237.1725 2948.8074 237.1725 S 2925.5771 251.93625 2936.1074 253.94708 C 2946.6113 256.14313 2976.139 262.41373 2990.982 264.45105 C 3005.7456 266.6471 2993.0986 270.7746 3018.3928 273.1029 C 3043.634 275.08728 3054.191 270.77457 3085.7556 270.77457 C 3117.4 270.77457 3136.4763 256.1431 3146.9802 260.2706 C 3157.4844 264.45102 3193.2825 264.45102 3203.7864 262.41373 C 3214.317 260.2706 3239.7434 237.1725 3229.1335 237.1725 S 3178.5186 226.56271 3161.6912 224.49896 C 3144.8635 222.40874 3092.0264 220.29208 3079.5378 226.58919 C 3066.785 232.93918 3052.0476 237.19897 3043.6338 232.93918 C 3035.2202 228.73228 3079.5378 195.05084 3108.986 199.23126 C 3138.5398 203.43813 3182.752 195.05084 3197.4893 197.14105 S 3248.1833 205.5548 3248.1833 205.5548 S 3256.5178 201.34792 3258.608 195.05084 C 3260.751 188.72731 3262.8677 182.40375 3262.8677 182.40375 L 3283.9814 201.34792 C 3283.9814 201.34792 3423.02 144.48897 3429.4226 133.87917 C 3435.746 123.24292 3524.1436 95.91147 3536.9758 98.107506 C 3549.5967 100.11834 3635.9302 62.23001 3650.7996 68.52709 C 3665.3518 74.85063 3743.4304 49.662296 3743.4304 49.662296 S 3800.4219 36.9623 3813.0688 36.9623 C 3825.7424 36.9623 3832.0132 22.251465 3813.0688 24.341673 C 3794.0454 26.43188 3635.9038 26.43188 3598.0684 24.341673 C 3560.0212 22.251465 3467.338 24.262299 3452.6003 26.43188 C 3437.8367 28.54855 3353.4346 51.726048 3317.6628 49.662296 C 3281.7854 47.519173 3165.9243 64.32021 3159.6272 62.230003 C 3153.2244 60.11334 3106.9753 58.02313 3111.2085 58.02313 C 3115.3096 58.02313 3049.9575 110.72813 3039.427 95.91147 C 3028.923 81.17418 3039.427 70.64376 3028.923 81.17418 C 3018.4194 91.70458 3020.4832 140.22917 3020.4832 140.22917 C 3033.1038 148.69583 3060.5146 178.17041 3079.5383 165.54979 C 3098.403 152.87624 3108.9863 159.22624 3115.3098 161.26353 C 3121.5542 163.40665 3085.8618 190.81749 3064.695 190.81749 C 3043.6343 190.81749 2976.1392 216.11166 2976.1392 216.11166 S 2946.6116 188.70082 2940.2878 186.61063 C 2933.991 184.49396 2898.2192 182.40375 2891.8955 182.40375 C 2885.5984 182.40375 2877.1318 176.10667 2875.0415 195.05084 C 2872.9514 213.995 2877.1318 243.46959 2856.0974 239.26273 C 2834.9836 235.0294 2828.713 243.44315 2818.1296 237.19897 C 2807.599 230.84898 2832.9463 199.23128 2803.2866 197.14107 C 2773.7856 195.05086 2756.958 173.99002 2740.104 207.64502 C 2723.2239 241.32645 2712.8257 241.32645 2729.6267 247.75583 z M 1966.6215 378.3277 C 1960.2186 388.96396 2021.3108 393.14435 2025.4912 384.75705 C 2029.9097 376.2375 2067.7715 382.561 2076.159 369.99332 C 2084.5728 357.31976 2126.6677 331.99915 2132.9915 336.20605 C 2139.315 340.46585 2120.3708 361.5002 2114.047 363.6433 C 2107.7236 365.73355 2135.2405 367.79727 2107.7236 388.99042 C 2080.3923 410.02478 2086.7158 429.04834 2086.7158 429.04834 S 2063.5383 439.55228 2080.3923 443.7856 S 2128.8376 462.72977 2128.8376 462.72977 S 2130.9277 477.46704 2130.9277 481.70044 C 2130.9277 485.90732 2141.5376 498.55435 2164.6094 483.81708 C 2187.9458 469.0533 2234.2478 452.2523 2240.5713 458.54938 C 2246.8684 464.8465 2261.685 456.4327 2282.8252 454.31607 C 2303.8066 452.25232 2320.74 445.90228 2320.74 445.90228 L 2348.098 450.13562 C 2360.7712 456.4327 2371.3547 441.72183 2392.5215 454.31607 C 2413.4763 466.96317 2442.9246 466.96317 2442.9246 466.96317 S 2472.505 443.8121 2478.7756 441.7219 C 2485.1255 439.60522 2497.7463 437.515 2491.4226 422.75128 C 2485.1255 407.96106 2461.948 384.81003 2468.2715 380.47086 C 2474.5686 376.29044 2489.306 372.0571 2487.2158 332.0521 C 2485.1255 292.0471 2491.4226 298.42355 2480.8923 300.4873 C 2470.3882 302.60397 2445.0413 315.25104 2445.0413 315.25104 L 2436.6804 313.1344 C 2432.5 325.755 2413.4763 334.1952 2409.1372 346.84232 C 2404.9568 359.46292 2392.5215 365.78647 2392.5215 355.25604 C 2392.5215 344.72565 2377.7048 342.58252 2375.4558 334.16876 C 2373.498 325.72855 2354.4216 327.87167 2343.9175 329.96188 C 2333.3606 332.0521 2303.8066 310.99124 2293.2498 319.43146 C 2282.8252 327.87167 2272.1626 315.25104 2263.7488 296.28043 C 2255.4143 277.33627 2244.8044 262.49316 2232.1575 264.53043 C 2219.5105 266.72647 2141.5376 264.53043 2141.5376 264.53043 L 2095.1562 268.7373 C 2095.1562 268.7373 2069.915 275.1667 2069.915 287.86667 C 2069.915 300.51376 2065.6814 308.95398 2053.061 313.1344 C 2040.3345 317.34128 1947.6245 351.04916 1947.6245 351.04916 S 1972.945 367.7708 1966.6215 378.3277 z M 2628.4502 327.81876 L 2605.2727 323.58542 C 2605.2727 323.58542 2603.1824 306.73145 2596.8853 306.73145 C 2590.35 306.73145 2571.5383 329.90897 2571.5383 329.90897 S 2599.002 340.43936 2603.2087 348.87958 S 2617.9197 367.7973 2617.9197 374.2002 C 2617.9197 380.4179 2687.4521 353.08646 2687.4521 353.08646 L 2725.4993 334.1158 C 2725.4993 334.1158 2727.457 338.3227 2729.706 327.81876 C 2731.8228 317.28833 2725.4993 308.87457 2729.706 306.73145 C 2733.8599 304.64124 2750.7405 277.28333 2733.8599 281.4902 C 2716.9795 285.6177 2681.102 281.4902 2664.2747 287.78726 C 2647.4207 294.1108 2626.4128 279.42645 2628.503 296.20102 C 2630.5403 313.055 2628.4502 327.81876 2628.4502 327.81876 z M 2291.1592 230.8225 C 2291.1592 230.8225 2299.573 266.67355 2316.5063 256.1696 C 2333.334 245.53331 2381.7527 281.51666 2381.7527 285.6177 C 2381.7527 289.95685 2398.5803 287.81375 2398.5803 287.81375 L 2472.452 262.44022 L 2513.674 256.1696 C 2513.674 256.1696 2552.5676 253.97353 2558.8384 258.28622 C 2565.0825 262.4402 2596.859 247.78227 2596.859 247.78227 L 2609.453 226.58916 L 2582.0156 218.17542 L 2588.4187 197.11456 C 2588.4187 197.11456 2579.9255 184.46748 2561.0342 199.20477 C 2541.9312 213.96852 2489.3057 243.41664 2493.486 237.17249 C 2497.7195 230.8225 2472.4783 239.23624 2461.9211 226.56268 C 2451.3115 213.96852 2436.627 211.8254 2436.627 211.8254 S 2406.9937 201.32144 2396.569 205.52832 C 2385.9858 209.73518 2415.5134 184.46748 2415.5134 184.46748 S 2421.837 161.26353 2409.084 163.40665 C 2396.5693 165.54977 2293.2231 188.7008 2293.2231 188.7008 S 2248.9583 213.96852 2240.5708 207.61853 C 2232.1572 201.32146 2200.566 211.82542 2200.566 211.82542 L 2221.6267 224.47249 C 2227.9238 218.14894 2291.1592 230.8225 2291.1592 230.8225 z M 2761.218 144.43604 C 2767.5151 146.47333 2818.1562 161.23708 2824.4797 163.3802 C 2830.7769 165.52333 2849.827 169.70374 2858.1084 167.61354 C 2866.5222 165.52333 2900.2832 148.69582 2887.7153 142.34583 C 2875.042 136.04875 2834.984 127.44978 2826.544 123.189995 C 2818.1301 119.00958 2786.4595 117.02521 2786.4595 117.02521 L 2767.4888 121.12626 C 2763.3347 127.44978 2754.921 142.37228 2761.218 144.43604 z M 2558.8381 180.26062 C 2567.4106 176.0802 2596.8586 163.40666 2596.8586 163.40666 L 2622.0208 142.37228 L 2630.5403 131.70958 C 2630.5403 131.70958 2611.596 114.96146 2603.1558 121.1527 C 2594.742 127.47624 2550.3447 146.49979 2550.3447 146.49979 L 2548.2546 161.26353 L 2513.6736 176.0802 C 2513.6738 176.0802 2550.345 184.4675 2558.8381 180.26062 z M 2938.33 173.96353 C 2946.638 176.08018 2971.9587 176.08018 2974.0752 169.7302 C 2976.1655 163.40666 2971.9849 119.03603 2971.9849 119.03603 S 2963.4653 106.49479 2952.9878 108.585 C 2942.4573 110.6752 2908.776 127.44978 2908.776 127.44978 C 2906.633 133.8527 2929.8105 171.84686 2938.33 173.96353 z M 2405.962 2420.276 C 2404.5066 2415.5928 2380.7207 2407.8403 2368.1 2407.8403 C 2355.4531 2407.8403 2309.5742 2363.4434 2306.505 2353.9448 C 2303.224 2344.446 2200.566 2319.2314 2200.566 2319.2314 S 2088.303 2312.8816 2088.303 2309.786 C 2088.303 2306.4785 2034.5133 2352.4365 2034.5133 2352.4365 L 2034.5133 2357.1462 C 2034.5133 2357.1462 2039.1437 2379.239 2040.9426 2384.0015 C 2042.4243 2388.7112 2077.2434 2358.6543 2080.3918 2346.0603 S 2108.808 2330.2117 2115.1052 2327.0366 C 2121.5344 2323.9675 2124.5774 2339.8162 2130.9272 2339.8162 C 2137.33 2339.8162 2165.773 2349.2354 2165.773 2349.2354 L 2222.6848 2368.206 L 2244.804 2388.7112 C 2244.804 2388.7112 2254.2495 2439.1936 2254.2495 2445.623 C 2254.2495 2451.9995 2296.9534 2448.6921 2296.9534 2448.6921 L 2380.7205 2440.9663 C 2380.694 2440.9397 2407.6553 2425.0383 2405.962 2420.276 z M 2402.9192 2526.2417 C 2410.7244 2529.3901 2423.3452 2524.6807 2429.748 2524.6807 S 2456.6826 2519.9446 2456.6826 2519.9446 S 2462.9795 2534.1792 2462.9795 2538.9417 C 2462.9795 2543.5984 2496.1318 2537.3013 2496.1318 2532.5388 S 2504.043 2515.1824 2504.043 2515.1824 L 2543.4922 2507.2979 C 2543.4922 2507.2979 2597.335 2508.8853 2602.0444 2508.8853 C 2606.807 2508.8853 2609.9822 2499.413 2600.404 2482.03 C 2591.0115 2464.594 2564.024 2461.3396 2557.7004 2448.666 C 2551.377 2436.1248 2521.3997 2444.1416 2513.4622 2448.666 C 2505.5776 2453.455 2461.392 2437.7651 2448.6658 2437.7651 C 2436.1245 2437.7651 2448.6658 2451.9734 2448.6658 2451.9734 L 2443.9033 2497.7993 L 2391.7803 2497.7993 L 2390.1665 2502.5088 C 2390.1665 2502.5088 2375.9055 2507.2712 2375.9055 2516.77 C 2375.9583 2526.2417 2394.9287 2523.093 2402.9192 2526.2417 z" svg:height="55.868362mm" draw:style-name="style-2" svg:viewBox="0.0 0.0 11278.895 5586.836" svg:width="112.78894mm" svg:x="0.0mm" svg:y="0.0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5.86836mm" fo:page-width="112.78922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